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4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WD-500 2.5” (pand)</text:p>
          </table:table-cell>
          <table:table-cell table:style-name="ce1" office:value-type="string" calcext:value-type="string">
            <text:p>Zenbook 24GB SSD</text:p>
          </table:table-cell>
          <table:table-cell table:style-name="ce1" office:value-type="string" calcext:value-type="string">
            <text:p>OWC 240GB SSD 2.5”</text:p>
          </table:table-cell>
          <table:table-cell table:style-name="ce1" office:value-type="string" calcext:value-type="string">
            <text:p>Fujitsu 100GB 2.5”</text:p>
          </table:table-cell>
          <table:table-cell table:style-name="ce1" office:value-type="string" calcext:value-type="string">
            <text:p>Seagate Barracuda 500GB 3.5”</text:p>
          </table:table-cell>
          <table:table-cell table:style-name="ce1" office:value-type="string" calcext:value-type="string">
            <text:p>Seagate Momentus 500GB 2.5”</text:p>
          </table:table-cell>
          <table:table-cell table:style-name="ce1" office:value-type="string" calcext:value-type="string">
            <text:p>Toshiba 500GB 2.5”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style-name="ce1" table:number-columns-repeated="3"/>
          <table:table-cell table:number-columns-repeated="4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martctl 6.5 2016-01-24 r4214 [x86_64-linux-4.8.0-56-generic] (local build)</text:p>
          </table:table-cell>
          <table:table-cell table:number-columns-repeated="5" office:value-type="string" calcext:value-type="string">
            <text:p>smartctl 6.4 2015-06-04 r4109 [x86_64-linux-3.18.25-std471-amd64] (local build)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pyright (C) 2002-16, Bruce Allen, Christian Franke, www.smartmontools.org</text:p>
          </table:table-cell>
          <table:table-cell table:number-columns-repeated="5" office:value-type="string" calcext:value-type="string">
            <text:p>Copyright (C) 2002-15, Bruce Allen, Christian Franke, www.smartmontools.org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formula="of:=== start of information section ===" office:value-type="string" office:string-value="" calcext:value-type="error">
            <text:p>Err:510</text:p>
          </table:table-cell>
          <table:table-cell table:formula="of:=== start of information section ===" office:value-type="string" office:string-value="" calcext:value-type="error">
            <text:p>Err:510</text:p>
          </table:table-cell>
          <table:table-cell table:formula="of:=== start of information section ===" office:value-type="string" office:string-value="" calcext:value-type="error">
            <text:p>Err:510</text:p>
          </table:table-cell>
          <table:table-cell table:formula="of:=== start of information section ===" office:value-type="string" office:string-value="" calcext:value-type="error">
            <text:p>Err:510</text:p>
          </table:table-cell>
          <table:table-cell table:formula="of:=== start of information section ===" office:value-type="string" office:string-value="" calcext:value-type="error">
            <text:p>Err:510</text:p>
          </table:table-cell>
          <table:table-cell table:formula="of:=== start of information section ===" office:value-type="string" office:string-value="" calcext:value-type="error">
            <text:p>Err:510</text:p>
          </table:table-cell>
          <table:table-cell table:formula="of:=== start of information section ===" office:value-type="string" office:string-value="" calcext:value-type="error">
            <text:p>Err:51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Model Family: <text:s text:c="4"/>Western Digital Blue Mobile</text:p>
          </table:table-cell>
          <table:table-cell office:value-type="string" calcext:value-type="string">
            <text:p>Model Family: <text:s text:c="4"/>SanDisk based SSDs</text:p>
          </table:table-cell>
          <table:table-cell office:value-type="string" calcext:value-type="string">
            <text:p>Model Family: <text:s text:c="4"/>SandForce Driven SSDs</text:p>
          </table:table-cell>
          <table:table-cell office:value-type="string" calcext:value-type="string">
            <text:p>Model Family: <text:s text:c="4"/>Fujitsu MHV</text:p>
          </table:table-cell>
          <table:table-cell office:value-type="string" calcext:value-type="string">
            <text:p>Model Family: <text:s text:c="4"/>Seagate Barracuda 7200.12</text:p>
          </table:table-cell>
          <table:table-cell office:value-type="string" calcext:value-type="string">
            <text:p>Model Family: <text:s text:c="4"/>Seagate Momentus 5400.6</text:p>
          </table:table-cell>
          <table:table-cell office:value-type="string" calcext:value-type="string">
            <text:p>Model Family: <text:s text:c="4"/>Toshiba 2.5" HDD MK..65GSX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Device Model: <text:s text:c="4"/>WDC WD5000LPVX-08V0TT5</text:p>
          </table:table-cell>
          <table:table-cell office:value-type="string" calcext:value-type="string">
            <text:p>Device Model: <text:s text:c="4"/>SanDisk SSD i100 24GB</text:p>
          </table:table-cell>
          <table:table-cell office:value-type="string" calcext:value-type="string">
            <text:p>Device Model: <text:s text:c="4"/>OWC Mercury EXTREME Pro 6G SSD</text:p>
          </table:table-cell>
          <table:table-cell office:value-type="string" calcext:value-type="string">
            <text:p>Device Model: <text:s text:c="4"/>FUJITSU MHV2100BH</text:p>
          </table:table-cell>
          <table:table-cell office:value-type="string" calcext:value-type="string">
            <text:p>Device Model: <text:s text:c="4"/>ST3500418AS</text:p>
          </table:table-cell>
          <table:table-cell office:value-type="string" calcext:value-type="string">
            <text:p>Device Model: <text:s text:c="4"/>ST9500325AS</text:p>
          </table:table-cell>
          <table:table-cell office:value-type="string" calcext:value-type="string">
            <text:p>Device Model: <text:s text:c="4"/>TOSHIBA MK5065GSXF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erial Number: <text:s text:c="3"/>WD-WX91A5435A15</text:p>
          </table:table-cell>
          <table:table-cell office:value-type="string" calcext:value-type="string">
            <text:p>Serial Number: <text:s text:c="3"/>130100137481</text:p>
          </table:table-cell>
          <table:table-cell office:value-type="string" calcext:value-type="string">
            <text:p>Serial Number: <text:s text:c="3"/>MX6G24011E44F6585</text:p>
          </table:table-cell>
          <table:table-cell office:value-type="string" calcext:value-type="string">
            <text:p>Serial Number: <text:s text:c="3"/>NW9GT662799J</text:p>
          </table:table-cell>
          <table:table-cell office:value-type="string" calcext:value-type="string">
            <text:p>Serial Number: <text:s text:c="3"/>Z3T5F721</text:p>
          </table:table-cell>
          <table:table-cell office:value-type="string" calcext:value-type="string">
            <text:p>Serial Number: <text:s text:c="3"/>S2WGG9KM</text:p>
          </table:table-cell>
          <table:table-cell office:value-type="string" calcext:value-type="string">
            <text:p>Serial Number: <text:s text:c="3"/>71Q9P4APT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LU WWN Device Id: 5 0014ee 6af605e3d</text:p>
          </table:table-cell>
          <table:table-cell office:value-type="string" calcext:value-type="string">
            <text:p>LU WWN Device Id: 5 001b44 956278a09</text:p>
          </table:table-cell>
          <table:table-cell office:value-type="string" calcext:value-type="string">
            <text:p>LU WWN Device Id: 0 000120 000000000</text:p>
          </table:table-cell>
          <table:table-cell/>
          <table:table-cell office:value-type="string" calcext:value-type="string">
            <text:p>LU WWN Device Id: 5 000c50 04e6e9c52</text:p>
          </table:table-cell>
          <table:table-cell office:value-type="string" calcext:value-type="string">
            <text:p>LU WWN Device Id: 5 000c50 04b3076af</text:p>
          </table:table-cell>
          <table:table-cell office:value-type="string" calcext:value-type="string">
            <text:p>LU WWN Device Id: 5 000039 3625891b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Firmware Version: 05.01A05</text:p>
          </table:table-cell>
          <table:table-cell office:value-type="string" calcext:value-type="string">
            <text:p>Firmware Version: 11.56.02</text:p>
          </table:table-cell>
          <table:table-cell office:value-type="string" calcext:value-type="string">
            <text:p>Firmware Version: 332ABBF0</text:p>
          </table:table-cell>
          <table:table-cell office:value-type="string" calcext:value-type="string">
            <text:p>Firmware Version: 0085002A</text:p>
          </table:table-cell>
          <table:table-cell office:value-type="string" calcext:value-type="string">
            <text:p>Firmware Version: AP73</text:p>
          </table:table-cell>
          <table:table-cell office:value-type="string" calcext:value-type="string">
            <text:p>Firmware Version: D005DEM1</text:p>
          </table:table-cell>
          <table:table-cell office:value-type="string" calcext:value-type="string">
            <text:p>Firmware Version: GP006B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User Capacity: <text:s text:c="3"/>500,107,862,016 bytes [500 GB]</text:p>
          </table:table-cell>
          <table:table-cell office:value-type="string" calcext:value-type="string">
            <text:p>User Capacity: <text:s text:c="3"/>24,015,495,168 bytes [24.0 GB]</text:p>
          </table:table-cell>
          <table:table-cell office:value-type="string" calcext:value-type="string">
            <text:p>User Capacity: <text:s text:c="3"/>240,057,409,536 bytes [240 GB]</text:p>
          </table:table-cell>
          <table:table-cell office:value-type="string" calcext:value-type="string">
            <text:p>User Capacity: <text:s text:c="3"/>98,522,403,840 bytes [98.5 GB]</text:p>
          </table:table-cell>
          <table:table-cell table:number-columns-repeated="3" office:value-type="string" calcext:value-type="string">
            <text:p>User Capacity: <text:s text:c="3"/>500,107,862,016 bytes [500 GB]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ector Sizes: <text:s text:c="4"/>512 bytes logical, 4096 bytes physical</text:p>
          </table:table-cell>
          <table:table-cell table:number-columns-repeated="6" office:value-type="string" calcext:value-type="string">
            <text:p>Sector Size: <text:s text:c="5"/>512 bytes logical/physical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otation Rate: <text:s text:c="3"/>5400 rpm</text:p>
          </table:table-cell>
          <table:table-cell table:number-columns-repeated="2" office:value-type="string" calcext:value-type="string">
            <text:p>Rotation Rate: <text:s text:c="3"/>Solid State Device</text:p>
          </table:table-cell>
          <table:table-cell/>
          <table:table-cell office:value-type="string" calcext:value-type="string">
            <text:p>Rotation Rate: <text:s text:c="3"/>7200 rpm</text:p>
          </table:table-cell>
          <table:table-cell table:number-columns-repeated="2" office:value-type="string" calcext:value-type="string">
            <text:p>Rotation Rate: <text:s text:c="3"/>5400 rpm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m Factor: <text:s text:c="5"/>1.8 inches</text:p>
          </table:table-cell>
          <table:table-cell table:number-columns-repeated="4"/>
          <table:table-cell office:value-type="string" calcext:value-type="string">
            <text:p>Form Factor: <text:s text:c="5"/>2.5 inches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Device is: <text:s text:c="7"/>In smartctl database [for details use: -P show]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ATA Version is: <text:s text:c="2"/>ACS-2 (minor revision not indicated)</text:p>
          </table:table-cell>
          <table:table-cell office:value-type="string" calcext:value-type="string">
            <text:p>ATA Version is: <text:s text:c="2"/>ACS-2 T13/2015-D revision 3</text:p>
          </table:table-cell>
          <table:table-cell office:value-type="string" calcext:value-type="string">
            <text:p>ATA Version is: <text:s text:c="2"/>ATA8-ACS, ACS-2 T13/2015-D revision 3</text:p>
          </table:table-cell>
          <table:table-cell office:value-type="string" calcext:value-type="string">
            <text:p>ATA Version is: <text:s text:c="2"/>ATA/ATAPI-7 T13/1532D revision 4a</text:p>
          </table:table-cell>
          <table:table-cell table:number-columns-repeated="2" office:value-type="string" calcext:value-type="string">
            <text:p>ATA Version is: <text:s text:c="2"/>ATA8-ACS T13/1699-D revision 4</text:p>
          </table:table-cell>
          <table:table-cell office:value-type="string" calcext:value-type="string">
            <text:p>ATA Version is: <text:s text:c="2"/>ATA8-ACS (minor revision not indicated)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ATA Version is: <text:s/>SATA 3.0, 6.0 Gb/s (current: 6.0 Gb/s)</text:p>
          </table:table-cell>
          <table:table-cell office:value-type="string" calcext:value-type="string">
            <text:p>SATA Version is: <text:s/>SATA 3.0, 6.0 Gb/s (current: 1.5 Gb/s)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SATA Version is: <text:s/>SATA 2.6, 3.0 Gb/s</text:p>
          </table:table-cell>
          <table:table-cell office:value-type="string" calcext:value-type="string">
            <text:p>SATA Version is: <text:s/>SATA 2.6, 3.0 Gb/s (current: 3.0 Gb/s)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Local Time is: <text:s text:c="3"/>Mon Nov <text:s/>6 19:53:11 2017 PST</text:p>
          </table:table-cell>
          <table:table-cell office:value-type="string" calcext:value-type="string">
            <text:p>Local Time is: <text:s text:c="3"/>Mon Nov <text:s/>6 19:53:16 2017 PST</text:p>
          </table:table-cell>
          <table:table-cell office:value-type="string" calcext:value-type="string">
            <text:p>Local Time is: <text:s text:c="3"/>Tue Nov <text:s/>7 11:41:05 2017 UTC</text:p>
          </table:table-cell>
          <table:table-cell office:value-type="string" calcext:value-type="string">
            <text:p>Local Time is: <text:s text:c="3"/>Tue Nov <text:s/>7 11:40:48 2017 UTC</text:p>
          </table:table-cell>
          <table:table-cell office:value-type="string" calcext:value-type="string">
            <text:p>Local Time is: <text:s text:c="3"/>Tue Nov <text:s/>7 11:40:55 2017 UTC</text:p>
          </table:table-cell>
          <table:table-cell office:value-type="string" calcext:value-type="string">
            <text:p>Local Time is: <text:s text:c="3"/>Tue Nov <text:s/>7 11:41:00 2017 UTC</text:p>
          </table:table-cell>
          <table:table-cell office:value-type="string" calcext:value-type="string">
            <text:p>Local Time is: <text:s text:c="3"/>Tue Nov <text:s/>7 11:40:26 2017 UTC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 office:value-type="string" calcext:value-type="string">
            <text:p>SMART support is: Available - device has SMART capability.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SMART support is: Available - device has SMART capability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SMART support is: Enabled</text:p>
          </table:table-cell>
          <table:table-cell office:value-type="string" calcext:value-type="string">
            <text:p>SMART support is: Disabled</text:p>
          </table:table-cell>
          <table:table-cell/>
          <table:table-cell table:number-columns-repeated="2" office:value-type="string" calcext:value-type="string">
            <text:p>SMART support is: Disabled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"=== start of read smart data section ===</text:p>
          </table:table-cell>
          <table:table-cell table:number-columns-repeated="2" office:value-type="string" calcext:value-type="string">
            <text:p>"=== start of enable/disable commands section ===</text:p>
          </table:table-cell>
          <table:table-cell office:value-type="string" calcext:value-type="string">
            <text:p>"==&gt; warning: a firmware update for this drive may be available,</text:p>
          </table:table-cell>
          <table:table-cell table:number-columns-repeated="2" office:value-type="string" calcext:value-type="string">
            <text:p>"=== start of enable/disable commands section ===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ee the following Seagate web pages: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http://knowledge.seagate.com/articles/en_US/FAQ/207931en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http://knowledge.seagate.com/articles/en_US/FAQ/213891en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MART support is: Available - device has SMART capability.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MART support is: Disabled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"=== start of enable/disable commands section ===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MART overall-health self-assessment test result: PASSED</text:p>
          </table:table-cell>
          <table:table-cell table:number-columns-repeated="5" office:value-type="string" calcext:value-type="string">
            <text:p>SMART Enabled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/>
          <table:table-cell table:number-columns-repeated="5" office:value-type="string" calcext:value-type="string">
            <text:p>"=== start of read smart data section ===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/>
          <table:table-cell table:number-columns-repeated="5" office:value-type="string" calcext:value-type="string">
            <text:p>SMART overall-health self-assessment test result: PASSED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See vendor-specific Attribute list for marginal Attributes.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General SMART Values: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 office:value-type="string" calcext:value-type="string">
            <text:p>Offline data collection status: <text:s/>(0x00)<text:tab/>Offline data collection activity</text:p>
          </table:table-cell>
          <table:table-cell office:value-type="string" calcext:value-type="string">
            <text:p>Offline data collection status: <text:s/>(0x82)<text:tab/>Offline data collection activity</text:p>
          </table:table-cell>
          <table:table-cell table:number-columns-repeated="2" office:value-type="string" calcext:value-type="string">
            <text:p>Offline data collection status: <text:s/>(0x00)<text:tab/>Offline data collection activity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 office:value-type="string" calcext:value-type="string">
            <text:p><text:tab/><text:tab/><text:tab/><text:tab/><text:tab/>was never started.</text:p>
          </table:table-cell>
          <table:table-cell office:value-type="string" calcext:value-type="string">
            <text:p><text:tab/><text:tab/><text:tab/><text:tab/><text:tab/>was completed without error.</text:p>
          </table:table-cell>
          <table:table-cell table:number-columns-repeated="2" office:value-type="string" calcext:value-type="string">
            <text:p><text:tab/><text:tab/><text:tab/><text:tab/><text:tab/>was never started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 office:value-type="string" calcext:value-type="string">
            <text:p><text:tab/><text:tab/><text:tab/><text:tab/><text:tab/>Auto Offline Data Collection: Disabled.</text:p>
          </table:table-cell>
          <table:table-cell office:value-type="string" calcext:value-type="string">
            <text:p><text:tab/><text:tab/><text:tab/><text:tab/><text:tab/>Auto Offline Data Collection: Enabled.</text:p>
          </table:table-cell>
          <table:table-cell table:number-columns-repeated="2" office:value-type="string" calcext:value-type="string">
            <text:p><text:tab/><text:tab/><text:tab/><text:tab/><text:tab/>Auto Offline Data Collection: Disabled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Self-test execution status: <text:s text:c="5"/>( <text:s text:c="2"/>0)<text:tab/>The previous self-test routine completed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<text:tab/><text:tab/><text:tab/><text:tab/><text:tab/>without error or no self-test has ever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<text:tab/><text:tab/><text:tab/><text:tab/><text:tab/>been run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Total time to complete Offline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data collection: <text:tab/><text:tab/>( 8640) seconds.</text:p>
          </table:table-cell>
          <table:table-cell office:value-type="string" calcext:value-type="string">
            <text:p>data collection: <text:tab/><text:tab/>( <text:s/>120) seconds.</text:p>
          </table:table-cell>
          <table:table-cell office:value-type="string" calcext:value-type="string">
            <text:p>data collection: <text:tab/><text:tab/>( 2097) seconds.</text:p>
          </table:table-cell>
          <table:table-cell office:value-type="string" calcext:value-type="string">
            <text:p>data collection: <text:tab/><text:tab/>( <text:s/>591) seconds.</text:p>
          </table:table-cell>
          <table:table-cell office:value-type="string" calcext:value-type="string">
            <text:p>data collection: <text:tab/><text:tab/>( <text:s/>609) seconds.</text:p>
          </table:table-cell>
          <table:table-cell office:value-type="string" calcext:value-type="string">
            <text:p>data collection: <text:tab/><text:tab/>( <text:s text:c="3"/>0) seconds.</text:p>
          </table:table-cell>
          <table:table-cell office:value-type="string" calcext:value-type="string">
            <text:p>data collection: <text:tab/><text:tab/>( <text:s/>120) seconds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Offline data collection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capabilities: <text:tab/><text:tab/><text:tab/> (0x7b) SMART execute Offline immediate.</text:p>
          </table:table-cell>
          <table:table-cell office:value-type="string" calcext:value-type="string">
            <text:p>capabilities: <text:tab/><text:tab/><text:tab/> (0x51) SMART execute Offline immediate.</text:p>
          </table:table-cell>
          <table:table-cell office:value-type="string" calcext:value-type="string">
            <text:p>capabilities: <text:tab/><text:tab/><text:tab/> (0x7f) SMART execute Offline immediate.</text:p>
          </table:table-cell>
          <table:table-cell table:number-columns-repeated="2" office:value-type="string" calcext:value-type="string">
            <text:p>capabilities: <text:tab/><text:tab/><text:tab/> (0x7b) SMART execute Offline immediate.</text:p>
          </table:table-cell>
          <table:table-cell office:value-type="string" calcext:value-type="string">
            <text:p>capabilities: <text:tab/><text:tab/><text:tab/> (0x73) SMART execute Offline immediate.</text:p>
          </table:table-cell>
          <table:table-cell office:value-type="string" calcext:value-type="string">
            <text:p>capabilities: <text:tab/><text:tab/><text:tab/> (0x5b) SMART execute Offline immediate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<text:tab/><text:tab/><text:tab/><text:tab/><text:tab/>Auto Offline data collection on/off support.</text:p>
          </table:table-cell>
          <table:table-cell office:value-type="string" calcext:value-type="string">
            <text:p><text:tab/><text:tab/><text:tab/><text:tab/><text:tab/>No Auto Offline data collection support.</text:p>
          </table:table-cell>
          <table:table-cell table:number-columns-repeated="5" office:value-type="string" calcext:value-type="string">
            <text:p><text:tab/><text:tab/><text:tab/><text:tab/><text:tab/>Auto Offline data collection on/off support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tab/><text:tab/><text:tab/><text:tab/><text:tab/>Suspend Offline collection upon new</text:p>
          </table:table-cell>
          <table:table-cell office:value-type="string" calcext:value-type="string">
            <text:p><text:tab/><text:tab/><text:tab/><text:tab/><text:tab/>Abort Offline collection upon new</text:p>
          </table:table-cell>
          <table:table-cell table:number-columns-repeated="4" office:value-type="string" calcext:value-type="string">
            <text:p><text:tab/><text:tab/><text:tab/><text:tab/><text:tab/>Suspend Offline collection upon new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<text:tab/><text:tab/><text:tab/><text:tab/><text:tab/>command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<text:tab/><text:tab/><text:tab/><text:tab/><text:tab/>Offline surface scan supported.</text:p>
          </table:table-cell>
          <table:table-cell office:value-type="string" calcext:value-type="string">
            <text:p><text:tab/><text:tab/><text:tab/><text:tab/><text:tab/>No Offline surface scan supported.</text:p>
          </table:table-cell>
          <table:table-cell table:number-columns-repeated="3" office:value-type="string" calcext:value-type="string">
            <text:p><text:tab/><text:tab/><text:tab/><text:tab/><text:tab/>Offline surface scan supported.</text:p>
          </table:table-cell>
          <table:table-cell office:value-type="string" calcext:value-type="string">
            <text:p><text:tab/><text:tab/><text:tab/><text:tab/><text:tab/>No Offline surface scan supported.</text:p>
          </table:table-cell>
          <table:table-cell office:value-type="string" calcext:value-type="string">
            <text:p><text:tab/><text:tab/><text:tab/><text:tab/><text:tab/>Offline surface scan supported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<text:tab/><text:tab/><text:tab/><text:tab/><text:tab/>Self-test supported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<text:tab/><text:tab/><text:tab/><text:tab/><text:tab/>Conveyance Self-test supported.</text:p>
          </table:table-cell>
          <table:table-cell office:value-type="string" calcext:value-type="string">
            <text:p><text:tab/><text:tab/><text:tab/><text:tab/><text:tab/>No Conveyance Self-test supported.</text:p>
          </table:table-cell>
          <table:table-cell table:number-columns-repeated="4" office:value-type="string" calcext:value-type="string">
            <text:p><text:tab/><text:tab/><text:tab/><text:tab/><text:tab/>Conveyance Self-test supported.</text:p>
          </table:table-cell>
          <table:table-cell office:value-type="string" calcext:value-type="string">
            <text:p><text:tab/><text:tab/><text:tab/><text:tab/><text:tab/>No Conveyance Self-test supported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<text:tab/><text:tab/><text:tab/><text:tab/><text:tab/>Selective Self-test supported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SMART capabilities: <text:s text:c="11"/>(0x0003)<text:tab/>Saves SMART data before entering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<text:tab/><text:tab/><text:tab/><text:tab/><text:tab/>power-saving mode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<text:tab/><text:tab/><text:tab/><text:tab/><text:tab/>Supports SMART auto save timer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Error logging capability: <text:s text:c="7"/>(0x01)<text:tab/>Error logging supported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<text:tab/><text:tab/><text:tab/><text:tab/><text:tab/>General Purpose Logging supported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Short self-test routine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ecommended polling time: <text:tab/> ( <text:s text:c="2"/>2) minutes.</text:p>
          </table:table-cell>
          <table:table-cell office:value-type="string" calcext:value-type="string">
            <text:p>recommended polling time: <text:tab/> ( <text:s text:c="2"/>1) minutes.</text:p>
          </table:table-cell>
          <table:table-cell office:value-type="string" calcext:value-type="string">
            <text:p>recommended polling time: <text:tab/> ( <text:s text:c="2"/>2) minutes.</text:p>
          </table:table-cell>
          <table:table-cell office:value-type="string" calcext:value-type="string">
            <text:p>recommended polling time: <text:tab/> ( <text:s text:c="2"/>1) minutes.</text:p>
          </table:table-cell>
          <table:table-cell table:number-columns-repeated="2" office:value-type="string" calcext:value-type="string">
            <text:p>recommended polling time: <text:tab/> ( <text:s text:c="2"/>2) minutes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Extended self-test routine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ecommended polling time: <text:tab/> ( 100) minutes.</text:p>
          </table:table-cell>
          <table:table-cell office:value-type="string" calcext:value-type="string">
            <text:p>recommended polling time: <text:tab/> ( <text:s text:c="2"/>7) minutes.</text:p>
          </table:table-cell>
          <table:table-cell office:value-type="string" calcext:value-type="string">
            <text:p>recommended polling time: <text:tab/> ( <text:s/>48) minutes.</text:p>
          </table:table-cell>
          <table:table-cell office:value-type="string" calcext:value-type="string">
            <text:p>recommended polling time: <text:tab/> ( <text:s/>69) minutes.</text:p>
          </table:table-cell>
          <table:table-cell office:value-type="string" calcext:value-type="string">
            <text:p>recommended polling time: <text:tab/> ( <text:s/>85) minutes.</text:p>
          </table:table-cell>
          <table:table-cell office:value-type="string" calcext:value-type="string">
            <text:p>recommended polling time: <text:tab/> ( 138) minutes.</text:p>
          </table:table-cell>
          <table:table-cell office:value-type="string" calcext:value-type="string">
            <text:p>recommended polling time: <text:tab/> ( 177) minutes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Conveyance self-test routine</text:p>
          </table:table-cell>
          <table:table-cell office:value-type="string" calcext:value-type="string">
            <text:p><text:s/></text:p>
          </table:table-cell>
          <table:table-cell table:number-columns-repeated="4" office:value-type="string" calcext:value-type="string">
            <text:p>Conveyance self-test routine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ecommended polling time: <text:tab/> ( <text:s text:c="2"/>5) minutes.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recommended polling time: <text:tab/> ( <text:s text:c="2"/>2) minutes.</text:p>
          </table:table-cell>
          <table:table-cell office:value-type="string" calcext:value-type="string">
            <text:p>recommended polling time: <text:tab/> ( <text:s text:c="2"/>3) minutes.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CT capabilities: <text:tab/> <text:s text:c="6"/>(0x7035)<text:tab/>SCT Status supported.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CT capabilities: <text:tab/> <text:s text:c="6"/>(0x0021)<text:tab/>SCT Status supported.</text:p>
          </table:table-cell>
          <table:table-cell office:value-type="string" calcext:value-type="string">
            <text:p>SCT capabilities: <text:tab/> <text:s text:c="6"/>(0x003d)<text:tab/>SCT Status supported.</text:p>
          </table:table-cell>
          <table:table-cell table:number-columns-repeated="2" office:value-type="string" calcext:value-type="string">
            <text:p>SCT capabilities: <text:tab/> <text:s text:c="6"/>(0x103f)<text:tab/>SCT Status supported.</text:p>
          </table:table-cell>
          <table:table-cell office:value-type="string" calcext:value-type="string">
            <text:p>SCT capabilities: <text:tab/> <text:s text:c="6"/>(0x003d)<text:tab/>SCT Status supported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3"/>
          <table:table-cell table:number-columns-repeated="4" office:value-type="string" calcext:value-type="string">
            <text:p><text:tab/><text:tab/><text:tab/><text:tab/><text:tab/>SCT Error Recovery Control supported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<text:tab/><text:tab/><text:tab/><text:tab/><text:tab/>SCT Feature Control supported.</text:p>
          </table:table-cell>
          <table:table-cell table:number-columns-repeated="2"/>
          <table:table-cell table:number-columns-repeated="4" office:value-type="string" calcext:value-type="string">
            <text:p><text:tab/><text:tab/><text:tab/><text:tab/><text:tab/>SCT Feature Control supported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<text:tab/><text:tab/><text:tab/><text:tab/><text:tab/>SCT Data Table supported.</text:p>
          </table:table-cell>
          <table:table-cell/>
          <table:table-cell table:number-columns-repeated="5" office:value-type="string" calcext:value-type="string">
            <text:p><text:tab/><text:tab/><text:tab/><text:tab/><text:tab/>SCT Data Table supported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MART Attributes Data Structure revision number: 16</text:p>
          </table:table-cell>
          <table:table-cell office:value-type="string" calcext:value-type="string">
            <text:p>SMART Attributes Data Structure revision number: 1</text:p>
          </table:table-cell>
          <table:table-cell office:value-type="string" calcext:value-type="string">
            <text:p>SMART Attributes Data Structure revision number: 10</text:p>
          </table:table-cell>
          <table:table-cell office:value-type="string" calcext:value-type="string">
            <text:p>SMART Attributes Data Structure revision number: 16</text:p>
          </table:table-cell>
          <table:table-cell table:number-columns-repeated="2" office:value-type="string" calcext:value-type="string">
            <text:p>SMART Attributes Data Structure revision number: 10</text:p>
          </table:table-cell>
          <table:table-cell office:value-type="string" calcext:value-type="string">
            <text:p>SMART Attributes Data Structure revision number: 16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Vendor Specific SMART Attributes with Thresholds: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ID# ATTRIBUTE_NAME <text:s text:c="9"/>FLAG <text:s text:c="4"/>VALUE WORST THRESH TYPE <text:s text:c="5"/>UPDATED <text:s/>WHEN_FAILED RAW_VALUE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<text:s text:c="2"/>1 Raw_Read_Error_Rate <text:s text:c="4"/>0x002f <text:s text:c="2"/>200 <text:s text:c="2"/>200 <text:s text:c="2"/>051 <text:s text:c="3"/>Pre-fail <text:s/>Always <text:s text:c="6"/>- <text:s text:c="6"/>0</text:p>
          </table:table-cell>
          <table:table-cell/>
          <table:table-cell office:value-type="string" calcext:value-type="string">
            <text:p><text:s text:c="2"/>1 Raw_Read_Error_Rate <text:s text:c="4"/>0x000f <text:s text:c="2"/>120 <text:s text:c="2"/>120 <text:s text:c="2"/>050 <text:s text:c="3"/>Pre-fail <text:s/>Always <text:s text:c="6"/>- <text:s text:c="6"/>0/0</text:p>
          </table:table-cell>
          <table:table-cell office:value-type="string" calcext:value-type="string">
            <text:p><text:s text:c="2"/>1 Raw_Read_Error_Rate <text:s text:c="4"/>0x000f <text:s text:c="2"/>100 <text:s text:c="2"/>100 <text:s text:c="2"/>046 <text:s text:c="3"/>Pre-fail <text:s/>Always <text:s text:c="6"/>- <text:s text:c="6"/>138992</text:p>
          </table:table-cell>
          <table:table-cell office:value-type="string" calcext:value-type="string">
            <text:p><text:s text:c="2"/>1 Raw_Read_Error_Rate <text:s text:c="4"/>0x000e <text:s text:c="2"/>113 <text:s text:c="2"/>099 <text:s text:c="2"/>006 <text:s text:c="3"/>Old_age <text:s text:c="2"/>Always <text:s text:c="6"/>- <text:s text:c="6"/>54717105</text:p>
          </table:table-cell>
          <table:table-cell office:value-type="string" calcext:value-type="string">
            <text:p><text:s text:c="2"/>1 Raw_Read_Error_Rate <text:s text:c="4"/>0x000f <text:s text:c="2"/>117 <text:s text:c="2"/>099 <text:s text:c="2"/>006 <text:s text:c="3"/>Pre-fail <text:s/>Always <text:s text:c="6"/>- <text:s text:c="6"/>117607478</text:p>
          </table:table-cell>
          <table:table-cell office:value-type="string" calcext:value-type="string">
            <text:p><text:s text:c="2"/>1 Raw_Read_Error_Rate <text:s text:c="4"/>0x000b <text:s text:c="2"/>100 <text:s text:c="2"/>100 <text:s text:c="2"/>050 <text:s text:c="3"/>Pre-fail <text:s/>Always <text:s text:c="6"/>- <text:s text:c="6"/>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<text:s text:c="2"/>2 Throughput_Performance <text:s/>0x0004 <text:s text:c="2"/>100 <text:s text:c="2"/>100 <text:s text:c="2"/>000 <text:s text:c="3"/>Old_age <text:s text:c="2"/>Offline <text:s text:c="5"/>- <text:s text:c="6"/>27000832</text:p>
          </table:table-cell>
          <table:table-cell table:number-columns-repeated="2"/>
          <table:table-cell office:value-type="string" calcext:value-type="string">
            <text:p><text:s text:c="2"/>2 Throughput_Performance <text:s/>0x0005 <text:s text:c="2"/>100 <text:s text:c="2"/>100 <text:s text:c="2"/>050 <text:s text:c="3"/>Pre-fail <text:s/>Offline <text:s text:c="5"/>- <text:s text:c="6"/>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<text:s text:c="2"/>3 Spin_Up_Time <text:s text:c="11"/>0x0027 <text:s text:c="2"/>149 <text:s text:c="2"/>149 <text:s text:c="2"/>021 <text:s text:c="3"/>Pre-fail <text:s/>Always <text:s text:c="6"/>- <text:s text:c="6"/>1533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2"/>3 Spin_Up_Time <text:s text:c="11"/>0x0003 <text:s text:c="2"/>100 <text:s text:c="2"/>100 <text:s text:c="2"/>025 <text:s text:c="3"/>Pre-fail <text:s/>Always <text:s text:c="6"/>- <text:s text:c="6"/>1</text:p>
          </table:table-cell>
          <table:table-cell office:value-type="string" calcext:value-type="string">
            <text:p><text:s text:c="2"/>3 Spin_Up_Time <text:s text:c="11"/>0x0003 <text:s text:c="2"/>100 <text:s text:c="2"/>100 <text:s text:c="2"/>000 <text:s text:c="3"/>Pre-fail <text:s/>Always <text:s text:c="6"/>- <text:s text:c="6"/>0</text:p>
          </table:table-cell>
          <table:table-cell office:value-type="string" calcext:value-type="string">
            <text:p><text:s text:c="2"/>3 Spin_Up_Time <text:s text:c="11"/>0x0003 <text:s text:c="2"/>098 <text:s text:c="2"/>098 <text:s text:c="2"/>085 <text:s text:c="3"/>Pre-fail <text:s/>Always <text:s text:c="6"/>- <text:s text:c="6"/>0</text:p>
          </table:table-cell>
          <table:table-cell office:value-type="string" calcext:value-type="string">
            <text:p><text:s text:c="2"/>3 Spin_Up_Time <text:s text:c="11"/>0x0027 <text:s text:c="2"/>100 <text:s text:c="2"/>100 <text:s text:c="2"/>001 <text:s text:c="3"/>Pre-fail <text:s/>Always <text:s text:c="6"/>- <text:s text:c="6"/>1984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<text:s text:c="2"/>4 Start_Stop_Count <text:s text:c="7"/>0x0032 <text:s text:c="2"/>100 <text:s text:c="2"/>100 <text:s text:c="2"/>000 <text:s text:c="3"/>Old_age <text:s text:c="2"/>Always <text:s text:c="6"/>- <text:s text:c="6"/>717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2"/>4 Start_Stop_Count <text:s text:c="7"/>0x0032 <text:s text:c="2"/>099 <text:s text:c="2"/>099 <text:s text:c="2"/>000 <text:s text:c="3"/>Old_age <text:s text:c="2"/>Always <text:s text:c="6"/>- <text:s text:c="6"/>3244</text:p>
          </table:table-cell>
          <table:table-cell office:value-type="string" calcext:value-type="string">
            <text:p><text:s text:c="2"/>4 Start_Stop_Count <text:s text:c="7"/>0x0032 <text:s text:c="2"/>099 <text:s text:c="2"/>099 <text:s text:c="2"/>020 <text:s text:c="3"/>Old_age <text:s text:c="2"/>Always <text:s text:c="6"/>- <text:s text:c="6"/>1111</text:p>
          </table:table-cell>
          <table:table-cell office:value-type="string" calcext:value-type="string">
            <text:p><text:s text:c="2"/>4 Start_Stop_Count <text:s text:c="7"/>0x0032 <text:s text:c="2"/>100 <text:s text:c="2"/>100 <text:s text:c="2"/>020 <text:s text:c="3"/>Old_age <text:s text:c="2"/>Always <text:s text:c="6"/>- <text:s text:c="6"/>981</text:p>
          </table:table-cell>
          <table:table-cell office:value-type="string" calcext:value-type="string">
            <text:p><text:s text:c="2"/>4 Start_Stop_Count <text:s text:c="7"/>0x0032 <text:s text:c="2"/>100 <text:s text:c="2"/>100 <text:s text:c="2"/>000 <text:s text:c="3"/>Old_age <text:s text:c="2"/>Always <text:s text:c="6"/>- <text:s text:c="6"/>31086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<text:s text:c="2"/>5 Reallocated_Sector_Ct <text:s text:c="2"/>0x0033 <text:s text:c="2"/>200 <text:s text:c="2"/>200 <text:s text:c="2"/>140 <text:s text:c="3"/>Pre-fail <text:s/>Always <text:s text:c="6"/>- <text:s text:c="6"/>0</text:p>
          </table:table-cell>
          <table:table-cell office:value-type="string" calcext:value-type="string">
            <text:p><text:s text:c="2"/>5 Reallocated_Sector_Ct <text:s text:c="2"/>0x0002 <text:s text:c="2"/>100 <text:s text:c="2"/>100 <text:s text:c="2"/>000 <text:s text:c="3"/>Old_age <text:s text:c="2"/>Always <text:s text:c="6"/>- <text:s text:c="6"/>0</text:p>
          </table:table-cell>
          <table:table-cell office:value-type="string" calcext:value-type="string">
            <text:p><text:s text:c="2"/>5 Retired_Block_Count <text:s text:c="4"/>0x0033 <text:s text:c="2"/>100 <text:s text:c="2"/>100 <text:s text:c="2"/>003 <text:s text:c="3"/>Pre-fail <text:s/>Always <text:s text:c="6"/>- <text:s text:c="6"/>1</text:p>
          </table:table-cell>
          <table:table-cell office:value-type="string" calcext:value-type="string">
            <text:p><text:s text:c="2"/>5 Reallocated_Sector_Ct <text:s text:c="2"/>0x0033 <text:s text:c="2"/>100 <text:s text:c="2"/>100 <text:s text:c="2"/>024 <text:s text:c="3"/>Pre-fail <text:s/>Always <text:s text:c="6"/>- <text:s text:c="6"/>0 (2000 0)</text:p>
          </table:table-cell>
          <table:table-cell table:number-columns-repeated="2" office:value-type="string" calcext:value-type="string">
            <text:p><text:s text:c="2"/>5 Reallocated_Sector_Ct <text:s text:c="2"/>0x0033 <text:s text:c="2"/>100 <text:s text:c="2"/>100 <text:s text:c="2"/>036 <text:s text:c="3"/>Pre-fail <text:s/>Always <text:s text:c="6"/>- <text:s text:c="6"/>0</text:p>
          </table:table-cell>
          <table:table-cell office:value-type="string" calcext:value-type="string">
            <text:p><text:s text:c="2"/>5 Reallocated_Sector_Ct <text:s text:c="2"/>0x0033 <text:s text:c="2"/>100 <text:s text:c="2"/>100 <text:s text:c="2"/>050 <text:s text:c="3"/>Pre-fail <text:s/>Always <text:s text:c="6"/>- <text:s text:c="6"/>284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<text:s text:c="2"/>7 Seek_Error_Rate <text:s text:c="8"/>0x002f <text:s text:c="2"/>200 <text:s text:c="2"/>200 <text:s text:c="2"/>051 <text:s text:c="3"/>Pre-fail <text:s/>Always <text:s text:c="6"/>- <text:s text:c="6"/>0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2"/>7 Seek_Error_Rate <text:s text:c="8"/>0x000e <text:s text:c="2"/>100 <text:s text:c="2"/>100 <text:s text:c="2"/>000 <text:s text:c="3"/>Old_age <text:s text:c="2"/>Always <text:s text:c="6"/>- <text:s text:c="6"/>3605</text:p>
          </table:table-cell>
          <table:table-cell office:value-type="string" calcext:value-type="string">
            <text:p><text:s text:c="2"/>7 Seek_Error_Rate <text:s text:c="8"/>0x000f <text:s text:c="2"/>072 <text:s text:c="2"/>060 <text:s text:c="2"/>030 <text:s text:c="3"/>Pre-fail <text:s/>Always <text:s text:c="6"/>- <text:s text:c="6"/>18103037</text:p>
          </table:table-cell>
          <table:table-cell office:value-type="string" calcext:value-type="string">
            <text:p><text:s text:c="2"/>7 Seek_Error_Rate <text:s text:c="8"/>0x000f <text:s text:c="2"/>073 <text:s text:c="2"/>060 <text:s text:c="2"/>030 <text:s text:c="3"/>Pre-fail <text:s/>Always <text:s text:c="6"/>- <text:s text:c="6"/>23671704</text:p>
          </table:table-cell>
          <table:table-cell office:value-type="string" calcext:value-type="string">
            <text:p><text:s text:c="2"/>7 Seek_Error_Rate <text:s text:c="8"/>0x000b <text:s text:c="2"/>100 <text:s text:c="2"/>100 <text:s text:c="2"/>050 <text:s text:c="3"/>Pre-fail <text:s/>Always <text:s text:c="6"/>- <text:s text:c="6"/>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<text:s text:c="2"/>9 Power_On_Hours <text:s text:c="9"/>0x0032 <text:s text:c="2"/>099 <text:s text:c="2"/>099 <text:s text:c="2"/>000 <text:s text:c="3"/>Old_age <text:s text:c="2"/>Always <text:s text:c="6"/>- <text:s text:c="6"/>125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2"/>8 Seek_Time_Performance <text:s text:c="2"/>0x0004 <text:s text:c="2"/>100 <text:s text:c="2"/>100 <text:s text:c="2"/>000 <text:s text:c="3"/>Old_age <text:s text:c="2"/>Offline <text:s text:c="5"/>- <text:s text:c="6"/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 text:c="2"/>8 Seek_Time_Performance <text:s text:c="2"/>0x0005 <text:s text:c="2"/>100 <text:s text:c="2"/>100 <text:s text:c="2"/>050 <text:s text:c="3"/>Pre-fail <text:s/>Offline <text:s text:c="5"/>- <text:s text:c="6"/>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<text:s/>10 Spin_Retry_Count <text:s text:c="7"/>0x0032 <text:s text:c="2"/>100 <text:s text:c="2"/>100 <text:s text:c="2"/>000 <text:s text:c="3"/>Old_age <text:s text:c="2"/>Always <text:s text:c="6"/>- <text:s text:c="6"/>0</text:p>
          </table:table-cell>
          <table:table-cell office:value-type="string" calcext:value-type="string">
            <text:p><text:s text:c="2"/>9 Power_On_Hours <text:s text:c="9"/>0x0002 <text:s text:c="2"/>100 <text:s text:c="2"/>100 <text:s text:c="2"/>000 <text:s text:c="3"/>Old_age <text:s text:c="2"/>Always <text:s text:c="6"/>- <text:s text:c="6"/>20544</text:p>
          </table:table-cell>
          <table:table-cell office:value-type="string" calcext:value-type="string">
            <text:p><text:s text:c="2"/>9 Power_On_Hours_and_Msec 0x0032 <text:s text:c="2"/>083 <text:s text:c="2"/>083 <text:s text:c="2"/>000 <text:s text:c="3"/>Old_age <text:s text:c="2"/>Always <text:s text:c="6"/>- <text:s text:c="6"/>15694h+10m+25.020s</text:p>
          </table:table-cell>
          <table:table-cell office:value-type="string" calcext:value-type="string">
            <text:p><text:s text:c="2"/>9 Power_On_Seconds <text:s text:c="7"/>0x0032 <text:s text:c="2"/>051 <text:s text:c="2"/>051 <text:s text:c="2"/>000 <text:s text:c="3"/>Old_age <text:s text:c="2"/>Always <text:s text:c="6"/>- <text:s text:c="6"/>24811h+47m+26s</text:p>
          </table:table-cell>
          <table:table-cell office:value-type="string" calcext:value-type="string">
            <text:p><text:s text:c="2"/>9 Power_On_Hours <text:s text:c="9"/>0x0032 <text:s text:c="2"/>097 <text:s text:c="2"/>097 <text:s text:c="2"/>000 <text:s text:c="3"/>Old_age <text:s text:c="2"/>Always <text:s text:c="6"/>- <text:s text:c="6"/>2951</text:p>
          </table:table-cell>
          <table:table-cell office:value-type="string" calcext:value-type="string">
            <text:p><text:s text:c="2"/>9 Power_On_Hours <text:s text:c="9"/>0x0032 <text:s text:c="2"/>099 <text:s text:c="2"/>099 <text:s text:c="2"/>000 <text:s text:c="3"/>Old_age <text:s text:c="2"/>Always <text:s text:c="6"/>- <text:s text:c="6"/>1742</text:p>
          </table:table-cell>
          <table:table-cell office:value-type="string" calcext:value-type="string">
            <text:p><text:s text:c="2"/>9 Power_On_Hours <text:s text:c="9"/>0x0032 <text:s text:c="2"/>058 <text:s text:c="2"/>058 <text:s text:c="2"/>000 <text:s text:c="3"/>Old_age <text:s text:c="2"/>Always <text:s text:c="6"/>- <text:s text:c="6"/>16979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<text:s/>11 Calibration_Retry_Count 0x0032 <text:s text:c="2"/>100 <text:s text:c="2"/>253 <text:s text:c="2"/>000 <text:s text:c="3"/>Old_age <text:s text:c="2"/>Always <text:s text:c="6"/>- <text:s text:c="6"/>0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/>10 Spin_Retry_Count <text:s text:c="7"/>0x0012 <text:s text:c="2"/>100 <text:s text:c="2"/>100 <text:s text:c="2"/>000 <text:s text:c="3"/>Old_age <text:s text:c="2"/>Always <text:s text:c="6"/>- <text:s text:c="6"/>0</text:p>
          </table:table-cell>
          <table:table-cell table:number-columns-repeated="2" office:value-type="string" calcext:value-type="string">
            <text:p><text:s/>10 Spin_Retry_Count <text:s text:c="7"/>0x0013 <text:s text:c="2"/>100 <text:s text:c="2"/>100 <text:s text:c="2"/>097 <text:s text:c="3"/>Pre-fail <text:s/>Always <text:s text:c="6"/>- <text:s text:c="6"/>0</text:p>
          </table:table-cell>
          <table:table-cell office:value-type="string" calcext:value-type="string">
            <text:p><text:s/>10 Spin_Retry_Count <text:s text:c="7"/>0x0033 <text:s text:c="2"/>253 <text:s text:c="2"/>100 <text:s text:c="2"/>030 <text:s text:c="3"/>Pre-fail <text:s/>Always <text:s text:c="6"/>- <text:s text:c="6"/>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<text:s/>12 Power_Cycle_Count <text:s text:c="6"/>0x0032 <text:s text:c="2"/>100 <text:s text:c="2"/>100 <text:s text:c="2"/>000 <text:s text:c="3"/>Old_age <text:s text:c="2"/>Always <text:s text:c="6"/>- <text:s text:c="6"/>84</text:p>
          </table:table-cell>
          <table:table-cell office:value-type="string" calcext:value-type="string">
            <text:p><text:s/>12 Power_Cycle_Count <text:s text:c="6"/>0x0002 <text:s text:c="2"/>100 <text:s text:c="2"/>100 <text:s text:c="2"/>000 <text:s text:c="3"/>Old_age <text:s text:c="2"/>Always <text:s text:c="6"/>- <text:s text:c="6"/>2457</text:p>
          </table:table-cell>
          <table:table-cell office:value-type="string" calcext:value-type="string">
            <text:p><text:s/>12 Power_Cycle_Count <text:s text:c="6"/>0x0032 <text:s text:c="2"/>094 <text:s text:c="2"/>094 <text:s text:c="2"/>000 <text:s text:c="3"/>Old_age <text:s text:c="2"/>Always <text:s text:c="6"/>- <text:s text:c="6"/>6270</text:p>
          </table:table-cell>
          <table:table-cell office:value-type="string" calcext:value-type="string">
            <text:p><text:s/>12 Power_Cycle_Count <text:s text:c="6"/>0x0032 <text:s text:c="2"/>100 <text:s text:c="2"/>100 <text:s text:c="2"/>000 <text:s text:c="3"/>Old_age <text:s text:c="2"/>Always <text:s text:c="6"/>- <text:s text:c="6"/>3225</text:p>
          </table:table-cell>
          <table:table-cell office:value-type="string" calcext:value-type="string">
            <text:p><text:s/>12 Power_Cycle_Count <text:s text:c="6"/>0x0032 <text:s text:c="2"/>100 <text:s text:c="2"/>100 <text:s text:c="2"/>020 <text:s text:c="3"/>Old_age <text:s text:c="2"/>Always <text:s text:c="6"/>- <text:s text:c="6"/>551</text:p>
          </table:table-cell>
          <table:table-cell office:value-type="string" calcext:value-type="string">
            <text:p><text:s/>12 Power_Cycle_Count <text:s text:c="6"/>0x0032 <text:s text:c="2"/>100 <text:s text:c="2"/>100 <text:s text:c="2"/>020 <text:s text:c="3"/>Old_age <text:s text:c="2"/>Always <text:s text:c="6"/>- <text:s text:c="6"/>886</text:p>
          </table:table-cell>
          <table:table-cell office:value-type="string" calcext:value-type="string">
            <text:p><text:s/>12 Power_Cycle_Count <text:s text:c="6"/>0x0032 <text:s text:c="2"/>100 <text:s text:c="2"/>100 <text:s text:c="2"/>000 <text:s text:c="3"/>Old_age <text:s text:c="2"/>Always <text:s text:c="6"/>- <text:s text:c="6"/>1301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71 Program_Fail_Count <text:s text:c="5"/>0x0002 <text:s text:c="2"/>100 <text:s text:c="2"/>100 <text:s text:c="2"/>000 <text:s text:c="3"/>Old_age <text:s text:c="2"/>Always <text:s text:c="6"/>- <text:s text:c="6"/>0</text:p>
          </table:table-cell>
          <table:table-cell office:value-type="string" calcext:value-type="string">
            <text:p>171 Program_Fail_Count <text:s text:c="5"/>0x0032 <text:s text:c="2"/>000 <text:s text:c="2"/>000 <text:s text:c="2"/>000 <text:s text:c="3"/>Old_age <text:s text:c="2"/>Always <text:s text:c="6"/>- <text:s text:c="6"/>1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72 Erase_Fail_Count <text:s text:c="7"/>0x0002 <text:s text:c="2"/>100 <text:s text:c="2"/>100 <text:s text:c="2"/>000 <text:s text:c="3"/>Old_age <text:s text:c="2"/>Always <text:s text:c="6"/>- <text:s text:c="6"/>0</text:p>
          </table:table-cell>
          <table:table-cell office:value-type="string" calcext:value-type="string">
            <text:p>172 Erase_Fail_Count <text:s text:c="7"/>0x0032 <text:s text:c="2"/>000 <text:s text:c="2"/>000 <text:s text:c="2"/>000 <text:s text:c="3"/>Old_age <text:s text:c="2"/>Always <text:s text:c="6"/>- <text:s text:c="6"/>0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73 Avg_Write/Erase_Count <text:s text:c="2"/>0x0002 <text:s text:c="2"/>100 <text:s text:c="2"/>100 <text:s text:c="2"/>000 <text:s text:c="3"/>Old_age <text:s text:c="2"/>Always <text:s text:c="6"/>- <text:s text:c="6"/>22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74 Unexpect_Power_Loss_Ct <text:s/>0x0002 <text:s text:c="2"/>100 <text:s text:c="2"/>100 <text:s text:c="2"/>000 <text:s text:c="3"/>Old_age <text:s text:c="2"/>Always <text:s text:c="6"/>- <text:s text:c="6"/>82</text:p>
          </table:table-cell>
          <table:table-cell office:value-type="string" calcext:value-type="string">
            <text:p>174 Unexpect_Power_Loss_Ct <text:s/>0x0030 <text:s text:c="2"/>000 <text:s text:c="2"/>000 <text:s text:c="2"/>000 <text:s text:c="3"/>Old_age <text:s text:c="2"/>Offline <text:s text:c="5"/>- <text:s text:c="6"/>56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77 Wear_Range_Delta <text:s text:c="7"/>0x0000 <text:s text:c="2"/>000 <text:s text:c="2"/>000 <text:s text:c="2"/>000 <text:s text:c="3"/>Old_age <text:s text:c="2"/>Offline <text:s text:c="5"/>- <text:s text:c="6"/>12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81 Program_Fail_Count <text:s text:c="5"/>0x0032 <text:s text:c="2"/>000 <text:s text:c="2"/>000 <text:s text:c="2"/>000 <text:s text:c="3"/>Old_age <text:s text:c="2"/>Always <text:s text:c="6"/>- <text:s text:c="6"/>1</text:p>
          </table:table-cell>
          <table:table-cell office:value-type="string" calcext:value-type="string">
            <text:p>192 Power-Off_Retract_Count 0x0032 <text:s text:c="2"/>100 <text:s text:c="2"/>100 <text:s text:c="2"/>000 <text:s text:c="3"/>Old_age <text:s text:c="2"/>Always <text:s text:c="6"/>- <text:s text:c="6"/>104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82 Erase_Fail_Count <text:s text:c="7"/>0x0032 <text:s text:c="2"/>000 <text:s text:c="2"/>000 <text:s text:c="2"/>000 <text:s text:c="3"/>Old_age <text:s text:c="2"/>Always <text:s text:c="6"/>- <text:s text:c="6"/>0</text:p>
          </table:table-cell>
          <table:table-cell office:value-type="string" calcext:value-type="string">
            <text:p>193 Load_Cycle_Count <text:s text:c="7"/>0x0032 <text:s text:c="2"/>088 <text:s text:c="2"/>088 <text:s text:c="2"/>000 <text:s text:c="3"/>Old_age <text:s text:c="2"/>Always <text:s text:c="6"/>- <text:s text:c="6"/>246506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87 Reported_Uncorrect <text:s text:c="5"/>0x0032 <text:s text:c="2"/>100 <text:s text:c="2"/>100 <text:s text:c="2"/>000 <text:s text:c="3"/>Old_age <text:s text:c="2"/>Always <text:s text:c="6"/>- <text:s text:c="6"/>0</text:p>
          </table:table-cell>
          <table:table-cell office:value-type="string" calcext:value-type="string">
            <text:p>194 Temperature_Celsius <text:s text:c="4"/>0x0022 <text:s text:c="2"/>100 <text:s text:c="2"/>015 <text:s text:c="2"/>000 <text:s text:c="3"/>Old_age <text:s text:c="2"/>Always <text:s text:c="6"/>- <text:s text:c="6"/>20 (Min/Max -4/77)</text:p>
          </table:table-cell>
          <table:table-cell/>
          <table:table-cell office:value-type="string" calcext:value-type="string">
            <text:p>184 End-to-End_Error <text:s text:c="7"/>0x0032 <text:s text:c="2"/>100 <text:s text:c="2"/>100 <text:s text:c="2"/>099 <text:s text:c="3"/>Old_age <text:s text:c="2"/>Always <text:s text:c="6"/>- <text:s text:c="6"/>0</text:p>
          </table:table-cell>
          <table:table-cell office:value-type="string" calcext:value-type="string">
            <text:p>191 G-Sense_Error_Rate <text:s text:c="5"/>0x0032 <text:s text:c="2"/>100 <text:s text:c="2"/>100 <text:s text:c="2"/>000 <text:s text:c="3"/>Old_age <text:s text:c="2"/>Always <text:s text:c="6"/>- <text:s text:c="6"/>784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94 Temperature_Celsius <text:s text:c="4"/>0x0022 <text:s text:c="2"/>128 <text:s text:c="2"/>129 <text:s text:c="2"/>000 <text:s text:c="3"/>Old_age <text:s text:c="2"/>Always <text:s text:c="6"/>- <text:s text:c="6"/>128 (0 127 0 129 0)</text:p>
          </table:table-cell>
          <table:table-cell office:value-type="string" calcext:value-type="string">
            <text:p>195 Hardware_ECC_Recovered <text:s/>0x001a <text:s text:c="2"/>100 <text:s text:c="2"/>100 <text:s text:c="2"/>000 <text:s text:c="3"/>Old_age <text:s text:c="2"/>Always <text:s text:c="6"/>- <text:s text:c="6"/>4261</text:p>
          </table:table-cell>
          <table:table-cell/>
          <table:table-cell office:value-type="string" calcext:value-type="string">
            <text:p>187 Reported_Uncorrect <text:s text:c="5"/>0x0032 <text:s text:c="2"/>099 <text:s text:c="2"/>099 <text:s text:c="2"/>000 <text:s text:c="3"/>Old_age <text:s text:c="2"/>Always <text:s text:c="6"/>- <text:s text:c="6"/>1</text:p>
          </table:table-cell>
          <table:table-cell office:value-type="string" calcext:value-type="string">
            <text:p>192 Power-Off_Retract_Count 0x0032 <text:s text:c="2"/>067 <text:s text:c="2"/>067 <text:s text:c="2"/>000 <text:s text:c="3"/>Old_age <text:s text:c="2"/>Always <text:s text:c="6"/>- <text:s text:c="6"/>1672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95 ECC_Uncorr_Error_Count <text:s/>0x001c <text:s text:c="2"/>100 <text:s text:c="2"/>100 <text:s text:c="2"/>000 <text:s text:c="3"/>Old_age <text:s text:c="2"/>Offline <text:s text:c="5"/>- <text:s text:c="6"/>0/0</text:p>
          </table:table-cell>
          <table:table-cell office:value-type="string" calcext:value-type="string">
            <text:p>196 Reallocated_Event_Count 0x0032 <text:s text:c="2"/>100 <text:s text:c="2"/>100 <text:s text:c="2"/>000 <text:s text:c="3"/>Old_age <text:s text:c="2"/>Always <text:s text:c="6"/>- <text:s text:c="6"/>0 (0 6818)</text:p>
          </table:table-cell>
          <table:table-cell/>
          <table:table-cell office:value-type="string" calcext:value-type="string">
            <text:p>188 Command_Timeout <text:s text:c="8"/>0x0032 <text:s text:c="2"/>100 <text:s text:c="2"/>099 <text:s text:c="2"/>000 <text:s text:c="3"/>Old_age <text:s text:c="2"/>Always <text:s text:c="6"/>- <text:s text:c="6"/>25770196998</text:p>
          </table:table-cell>
          <table:table-cell office:value-type="string" calcext:value-type="string">
            <text:p>193 Load_Cycle_Count <text:s text:c="7"/>0x0032 <text:s text:c="2"/>001 <text:s text:c="2"/>001 <text:s text:c="2"/>000 <text:s text:c="3"/>Old_age <text:s text:c="2"/>Always <text:s text:c="6"/>- <text:s text:c="6"/>1605264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7 Reported_Uncorrect <text:s text:c="5"/>0x0002 <text:s text:c="2"/>100 <text:s text:c="2"/>100 <text:s text:c="2"/>000 <text:s text:c="3"/>Old_age <text:s text:c="2"/>Always <text:s text:c="6"/>- <text:s text:c="6"/>0</text:p>
          </table:table-cell>
          <table:table-cell office:value-type="string" calcext:value-type="string">
            <text:p>196 Reallocated_Event_Count 0x0033 <text:s text:c="2"/>100 <text:s text:c="2"/>100 <text:s text:c="2"/>003 <text:s text:c="3"/>Pre-fail <text:s/>Always <text:s text:c="6"/>- <text:s text:c="6"/>1</text:p>
          </table:table-cell>
          <table:table-cell office:value-type="string" calcext:value-type="string">
            <text:p>197 Current_Pending_Sector <text:s/>0x0012 <text:s text:c="2"/>100 <text:s text:c="2"/>100 <text:s text:c="2"/>000 <text:s text:c="3"/>Old_age <text:s text:c="2"/>Always <text:s text:c="6"/>- <text:s text:c="6"/>0</text:p>
          </table:table-cell>
          <table:table-cell/>
          <table:table-cell office:value-type="string" calcext:value-type="string">
            <text:p>189 High_Fly_Writes <text:s text:c="8"/>0x003a <text:s text:c="2"/>100 <text:s text:c="2"/>100 <text:s text:c="2"/>000 <text:s text:c="3"/>Old_age <text:s text:c="2"/>Always <text:s text:c="6"/>- <text:s text:c="6"/>0</text:p>
          </table:table-cell>
          <table:table-cell office:value-type="string" calcext:value-type="string">
            <text:p>194 Temperature_Celsius <text:s text:c="4"/>0x0022 <text:s text:c="2"/>100 <text:s text:c="2"/>100 <text:s text:c="2"/>000 <text:s text:c="3"/>Old_age <text:s text:c="2"/>Always <text:s text:c="6"/>- <text:s text:c="6"/>19 (Min/Max 14/46)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192 Power-Off_Retract_Count 0x0032 <text:s text:c="2"/>200 <text:s text:c="2"/>200 <text:s text:c="2"/>000 <text:s text:c="3"/>Old_age <text:s text:c="2"/>Always <text:s text:c="6"/>- <text:s text:c="6"/>31</text:p>
          </table:table-cell>
          <table:table-cell/>
          <table:table-cell office:value-type="string" calcext:value-type="string">
            <text:p>201 Unc_Soft_Read_Err_Rate <text:s/>0x001c <text:s text:c="2"/>100 <text:s text:c="2"/>100 <text:s text:c="2"/>000 <text:s text:c="3"/>Old_age <text:s text:c="2"/>Offline <text:s text:c="5"/>- <text:s text:c="6"/>0/0</text:p>
          </table:table-cell>
          <table:table-cell office:value-type="string" calcext:value-type="string">
            <text:p>198 Offline_Uncorrectable <text:s text:c="2"/>0x0010 <text:s text:c="2"/>100 <text:s text:c="2"/>100 <text:s text:c="2"/>000 <text:s text:c="3"/>Old_age <text:s text:c="2"/>Offline <text:s text:c="5"/>- <text:s text:c="6"/>0</text:p>
          </table:table-cell>
          <table:table-cell/>
          <table:table-cell office:value-type="string" calcext:value-type="string">
            <text:p>190 Airflow_Temperature_Cel 0x0022 <text:s text:c="2"/>081 <text:s text:c="2"/>042 <text:s text:c="2"/>045 <text:s text:c="3"/>Old_age <text:s text:c="2"/>Always <text:s text:c="2"/>In_the_past 19 (0 24 19 16 0)</text:p>
          </table:table-cell>
          <table:table-cell office:value-type="string" calcext:value-type="string">
            <text:p>196 Reallocated_Event_Count 0x0032 <text:s text:c="2"/>100 <text:s text:c="2"/>100 <text:s text:c="2"/>000 <text:s text:c="3"/>Old_age <text:s text:c="2"/>Always <text:s text:c="6"/>- <text:s text:c="6"/>165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193 Load_Cycle_Count <text:s text:c="7"/>0x0032 <text:s text:c="2"/>200 <text:s text:c="2"/>200 <text:s text:c="2"/>000 <text:s text:c="3"/>Old_age <text:s text:c="2"/>Always <text:s text:c="6"/>- <text:s text:c="6"/>1254</text:p>
          </table:table-cell>
          <table:table-cell/>
          <table:table-cell office:value-type="string" calcext:value-type="string">
            <text:p>204 Soft_ECC_Correct_Rate <text:s text:c="2"/>0x001c <text:s text:c="2"/>100 <text:s text:c="2"/>100 <text:s text:c="2"/>000 <text:s text:c="3"/>Old_age <text:s text:c="2"/>Offline <text:s text:c="5"/>- <text:s text:c="6"/>0/0</text:p>
          </table:table-cell>
          <table:table-cell office:value-type="string" calcext:value-type="string">
            <text:p>199 UDMA_CRC_Error_Count <text:s text:c="3"/>0x003e <text:s text:c="2"/>200 <text:s text:c="2"/>200 <text:s text:c="2"/>000 <text:s text:c="3"/>Old_age <text:s text:c="2"/>Always <text:s text:c="6"/>- <text:s text:c="6"/>0</text:p>
          </table:table-cell>
          <table:table-cell/>
          <table:table-cell office:value-type="string" calcext:value-type="string">
            <text:p>191 G-Sense_Error_Rate <text:s text:c="5"/>0x0032 <text:s text:c="2"/>100 <text:s text:c="2"/>100 <text:s text:c="2"/>000 <text:s text:c="3"/>Old_age <text:s text:c="2"/>Always <text:s text:c="6"/>- <text:s text:c="6"/>15</text:p>
          </table:table-cell>
          <table:table-cell office:value-type="string" calcext:value-type="string">
            <text:p>197 Current_Pending_Sector <text:s/>0x0032 <text:s text:c="2"/>100 <text:s text:c="2"/>100 <text:s text:c="2"/>000 <text:s text:c="3"/>Old_age <text:s text:c="2"/>Always <text:s text:c="6"/>- <text:s text:c="6"/>1667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194 Temperature_Celsius <text:s text:c="4"/>0x0022 <text:s text:c="2"/>108 <text:s text:c="2"/>096 <text:s text:c="2"/>000 <text:s text:c="3"/>Old_age <text:s text:c="2"/>Always <text:s text:c="6"/>- <text:s text:c="6"/>35</text:p>
          </table:table-cell>
          <table:table-cell/>
          <table:table-cell office:value-type="string" calcext:value-type="string">
            <text:p>230 Life_Curve_Status <text:s text:c="6"/>0x0013 <text:s text:c="2"/>100 <text:s text:c="2"/>100 <text:s text:c="2"/>000 <text:s text:c="3"/>Pre-fail <text:s/>Always <text:s text:c="6"/>- <text:s text:c="6"/>100</text:p>
          </table:table-cell>
          <table:table-cell office:value-type="string" calcext:value-type="string">
            <text:p>200 Multi_Zone_Error_Rate <text:s text:c="2"/>0x000e <text:s text:c="2"/>100 <text:s text:c="2"/>100 <text:s text:c="2"/>000 <text:s text:c="3"/>Old_age <text:s text:c="2"/>Always <text:s text:c="6"/>- <text:s text:c="6"/>31699</text:p>
          </table:table-cell>
          <table:table-cell office:value-type="string" calcext:value-type="string">
            <text:p>184 End-to-End_Error <text:s text:c="7"/>0x0032 <text:s text:c="2"/>100 <text:s text:c="2"/>100 <text:s text:c="2"/>099 <text:s text:c="3"/>Old_age <text:s text:c="2"/>Always <text:s text:c="6"/>- <text:s text:c="6"/>0</text:p>
          </table:table-cell>
          <table:table-cell office:value-type="string" calcext:value-type="string">
            <text:p>192 Power-Off_Retract_Count 0x0032 <text:s text:c="2"/>100 <text:s text:c="2"/>100 <text:s text:c="2"/>000 <text:s text:c="3"/>Old_age <text:s text:c="2"/>Always <text:s text:c="6"/>- <text:s text:c="6"/>36</text:p>
          </table:table-cell>
          <table:table-cell office:value-type="string" calcext:value-type="string">
            <text:p>198 Offline_Uncorrectable <text:s text:c="2"/>0x0030 <text:s text:c="2"/>001 <text:s text:c="2"/>001 <text:s text:c="2"/>000 <text:s text:c="3"/>Old_age <text:s text:c="2"/>Offline <text:s text:c="5"/>- <text:s text:c="6"/>255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196 Reallocated_Event_Count 0x0032 <text:s text:c="2"/>200 <text:s text:c="2"/>200 <text:s text:c="2"/>000 <text:s text:c="3"/>Old_age <text:s text:c="2"/>Always <text:s text:c="6"/>- <text:s text:c="6"/>0</text:p>
          </table:table-cell>
          <table:table-cell/>
          <table:table-cell office:value-type="string" calcext:value-type="string">
            <text:p>231 SSD_Life_Left <text:s text:c="10"/>0x0013 <text:s text:c="2"/>095 <text:s text:c="2"/>095 <text:s text:c="2"/>010 <text:s text:c="3"/>Pre-fail <text:s/>Always <text:s text:c="6"/>- <text:s text:c="6"/>0</text:p>
          </table:table-cell>
          <table:table-cell office:value-type="string" calcext:value-type="string">
            <text:p>203 Run_Out_Cancel <text:s text:c="9"/>0x0002 <text:s text:c="2"/>100 <text:s text:c="2"/>100 <text:s text:c="2"/>000 <text:s text:c="3"/>Old_age <text:s text:c="2"/>Always <text:s text:c="6"/>- <text:s text:c="6"/>2632756035123</text:p>
          </table:table-cell>
          <table:table-cell office:value-type="string" calcext:value-type="string">
            <text:p>187 Reported_Uncorrect <text:s text:c="5"/>0x0032 <text:s text:c="2"/>100 <text:s text:c="2"/>100 <text:s text:c="2"/>000 <text:s text:c="3"/>Old_age <text:s text:c="2"/>Always <text:s text:c="6"/>- <text:s text:c="6"/>0</text:p>
          </table:table-cell>
          <table:table-cell office:value-type="string" calcext:value-type="string">
            <text:p>193 Load_Cycle_Count <text:s text:c="7"/>0x0032 <text:s text:c="2"/>071 <text:s text:c="2"/>071 <text:s text:c="2"/>000 <text:s text:c="3"/>Old_age <text:s text:c="2"/>Always <text:s text:c="6"/>- <text:s text:c="6"/>58226</text:p>
          </table:table-cell>
          <table:table-cell office:value-type="string" calcext:value-type="string">
            <text:p>199 UDMA_CRC_Error_Count <text:s text:c="3"/>0x0032 <text:s text:c="2"/>200 <text:s text:c="2"/>200 <text:s text:c="2"/>000 <text:s text:c="3"/>Old_age <text:s text:c="2"/>Always <text:s text:c="6"/>- <text:s text:c="6"/>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197 Current_Pending_Sector <text:s/>0x0032 <text:s text:c="2"/>200 <text:s text:c="2"/>200 <text:s text:c="2"/>000 <text:s text:c="3"/>Old_age <text:s text:c="2"/>Always <text:s text:c="6"/>- <text:s text:c="6"/>0</text:p>
          </table:table-cell>
          <table:table-cell/>
          <table:table-cell office:value-type="string" calcext:value-type="string">
            <text:p>233 SandForce_Internal <text:s text:c="5"/>0x0000 <text:s text:c="2"/>000 <text:s text:c="2"/>000 <text:s text:c="2"/>000 <text:s text:c="3"/>Old_age <text:s text:c="2"/>Offline <text:s text:c="5"/>- <text:s text:c="6"/>54416</text:p>
          </table:table-cell>
          <table:table-cell office:value-type="string" calcext:value-type="string">
            <text:p>240 Head_Flying_Hours <text:s text:c="6"/>0x003e <text:s text:c="2"/>200 <text:s text:c="2"/>200 <text:s text:c="2"/>000 <text:s text:c="3"/>Old_age <text:s text:c="2"/>Always <text:s text:c="6"/>- <text:s text:c="6"/>0</text:p>
          </table:table-cell>
          <table:table-cell office:value-type="string" calcext:value-type="string">
            <text:p>188 Command_Timeout <text:s text:c="8"/>0x0032 <text:s text:c="2"/>100 <text:s text:c="2"/>100 <text:s text:c="2"/>000 <text:s text:c="3"/>Old_age <text:s text:c="2"/>Always <text:s text:c="6"/>- <text:s text:c="6"/>0</text:p>
          </table:table-cell>
          <table:table-cell office:value-type="string" calcext:value-type="string">
            <text:p>194 Temperature_Celsius <text:s text:c="4"/>0x0022 <text:s text:c="2"/>019 <text:s text:c="2"/>058 <text:s text:c="2"/>000 <text:s text:c="3"/>Old_age <text:s text:c="2"/>Always <text:s text:c="6"/>- <text:s text:c="6"/>19 (0 12 0 0 0)</text:p>
          </table:table-cell>
          <table:table-cell office:value-type="string" calcext:value-type="string">
            <text:p>220 Disk_Shift <text:s text:c="13"/>0x0002 <text:s text:c="2"/>100 <text:s text:c="2"/>100 <text:s text:c="2"/>000 <text:s text:c="3"/>Old_age <text:s text:c="2"/>Always <text:s text:c="6"/>- <text:s text:c="6"/>8283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198 Offline_Uncorrectable <text:s text:c="2"/>0x0030 <text:s text:c="2"/>100 <text:s text:c="2"/>253 <text:s text:c="2"/>000 <text:s text:c="3"/>Old_age <text:s text:c="2"/>Offline <text:s text:c="5"/>- <text:s text:c="6"/>0</text:p>
          </table:table-cell>
          <table:table-cell/>
          <table:table-cell office:value-type="string" calcext:value-type="string">
            <text:p>234 SandForce_Internal <text:s text:c="5"/>0x0032 <text:s text:c="2"/>000 <text:s text:c="2"/>000 <text:s text:c="2"/>000 <text:s text:c="3"/>Old_age <text:s text:c="2"/>Always <text:s text:c="6"/>- <text:s text:c="6"/>38157</text:p>
          </table:table-cell>
          <table:table-cell/>
          <table:table-cell office:value-type="string" calcext:value-type="string">
            <text:p>189 High_Fly_Writes <text:s text:c="8"/>0x003a <text:s text:c="2"/>100 <text:s text:c="2"/>100 <text:s text:c="2"/>000 <text:s text:c="3"/>Old_age <text:s text:c="2"/>Always <text:s text:c="6"/>- <text:s text:c="6"/>0</text:p>
          </table:table-cell>
          <table:table-cell office:value-type="string" calcext:value-type="string">
            <text:p>195 Hardware_ECC_Recovered <text:s/>0x001a <text:s text:c="2"/>041 <text:s text:c="2"/>037 <text:s text:c="2"/>000 <text:s text:c="3"/>Old_age <text:s text:c="2"/>Always <text:s text:c="6"/>- <text:s text:c="6"/>117607478</text:p>
          </table:table-cell>
          <table:table-cell office:value-type="string" calcext:value-type="string">
            <text:p>222 Loaded_Hours <text:s text:c="11"/>0x0032 <text:s text:c="2"/>071 <text:s text:c="2"/>071 <text:s text:c="2"/>000 <text:s text:c="3"/>Old_age <text:s text:c="2"/>Always <text:s text:c="6"/>- <text:s text:c="6"/>11664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199 UDMA_CRC_Error_Count <text:s text:c="3"/>0x0032 <text:s text:c="2"/>200 <text:s text:c="2"/>200 <text:s text:c="2"/>000 <text:s text:c="3"/>Old_age <text:s text:c="2"/>Always <text:s text:c="6"/>- <text:s text:c="6"/>0</text:p>
          </table:table-cell>
          <table:table-cell/>
          <table:table-cell office:value-type="string" calcext:value-type="string">
            <text:p>241 Lifetime_Writes_GiB <text:s text:c="4"/>0x0032 <text:s text:c="2"/>000 <text:s text:c="2"/>000 <text:s text:c="2"/>000 <text:s text:c="3"/>Old_age <text:s text:c="2"/>Always <text:s text:c="6"/>- <text:s text:c="6"/>38157</text:p>
          </table:table-cell>
          <table:table-cell office:value-type="string" calcext:value-type="string">
            <text:p>SMART Error Log Version: 1</text:p>
          </table:table-cell>
          <table:table-cell office:value-type="string" calcext:value-type="string">
            <text:p>190 Airflow_Temperature_Cel 0x0022 <text:s text:c="2"/>079 <text:s text:c="2"/>044 <text:s text:c="2"/>045 <text:s text:c="3"/>Old_age <text:s text:c="2"/>Always <text:s text:c="2"/>In_the_past 21 (0 9 21 14 0)</text:p>
          </table:table-cell>
          <table:table-cell office:value-type="string" calcext:value-type="string">
            <text:p>197 Current_Pending_Sector <text:s/>0x0012 <text:s text:c="2"/>100 <text:s text:c="2"/>100 <text:s text:c="2"/>000 <text:s text:c="3"/>Old_age <text:s text:c="2"/>Always <text:s text:c="6"/>- <text:s text:c="6"/>0</text:p>
          </table:table-cell>
          <table:table-cell office:value-type="string" calcext:value-type="string">
            <text:p>223 Load_Retry_Count <text:s text:c="7"/>0x0032 <text:s text:c="2"/>100 <text:s text:c="2"/>100 <text:s text:c="2"/>000 <text:s text:c="3"/>Old_age <text:s text:c="2"/>Always <text:s text:c="6"/>- <text:s text:c="6"/>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200 Multi_Zone_Error_Rate <text:s text:c="2"/>0x0008 <text:s text:c="2"/>200 <text:s text:c="2"/>200 <text:s text:c="2"/>000 <text:s text:c="3"/>Old_age <text:s text:c="2"/>Offline <text:s text:c="5"/>- <text:s text:c="6"/>0</text:p>
          </table:table-cell>
          <table:table-cell office:value-type="string" calcext:value-type="string">
            <text:p>230 Perc_Write/Erase_Count <text:s/>0x0002 <text:s text:c="2"/>100 <text:s text:c="2"/>100 <text:s text:c="2"/>000 <text:s text:c="3"/>Old_age <text:s text:c="2"/>Always <text:s text:c="6"/>- <text:s text:c="6"/>73</text:p>
          </table:table-cell>
          <table:table-cell office:value-type="string" calcext:value-type="string">
            <text:p>242 Lifetime_Reads_GiB <text:s text:c="5"/>0x0032 <text:s text:c="2"/>000 <text:s text:c="2"/>000 <text:s text:c="2"/>000 <text:s text:c="3"/>Old_age <text:s text:c="2"/>Always <text:s text:c="6"/>- <text:s text:c="6"/>21070</text:p>
          </table:table-cell>
          <table:table-cell office:value-type="string" calcext:value-type="string">
            <text:p>No Errors Logged</text:p>
          </table:table-cell>
          <table:table-cell office:value-type="string" calcext:value-type="string">
            <text:p>194 Temperature_Celsius <text:s text:c="4"/>0x0022 <text:s text:c="2"/>021 <text:s text:c="2"/>056 <text:s text:c="2"/>000 <text:s text:c="3"/>Old_age <text:s text:c="2"/>Always <text:s text:c="6"/>- <text:s text:c="6"/>21 (0 11 0 0 0)</text:p>
          </table:table-cell>
          <table:table-cell office:value-type="string" calcext:value-type="string">
            <text:p>198 Offline_Uncorrectable <text:s text:c="2"/>0x0010 <text:s text:c="2"/>100 <text:s text:c="2"/>100 <text:s text:c="2"/>000 <text:s text:c="3"/>Old_age <text:s text:c="2"/>Offline <text:s text:c="5"/>- <text:s text:c="6"/>0</text:p>
          </table:table-cell>
          <table:table-cell office:value-type="string" calcext:value-type="string">
            <text:p>224 Load_Friction <text:s text:c="10"/>0x0022 <text:s text:c="2"/>100 <text:s text:c="2"/>100 <text:s text:c="2"/>000 <text:s text:c="3"/>Old_age <text:s text:c="2"/>Always <text:s text:c="6"/>- <text:s text:c="6"/>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32 Perc_Avail_Resrvd_Space 0x0003 <text:s text:c="2"/>100 <text:s text:c="2"/>100 <text:s text:c="2"/>005 <text:s text:c="3"/>Pre-fail <text:s/>Always <text:s text:c="6"/>- <text:s text:c="6"/>0</text:p>
          </table:table-cell>
          <table:table-cell table:number-columns-repeated="2"/>
          <table:table-cell office:value-type="string" calcext:value-type="string">
            <text:p>195 Hardware_ECC_Recovered <text:s/>0x001a <text:s text:c="2"/>032 <text:s text:c="2"/>027 <text:s text:c="2"/>000 <text:s text:c="3"/>Old_age <text:s text:c="2"/>Always <text:s text:c="6"/>- <text:s text:c="6"/>54717105</text:p>
          </table:table-cell>
          <table:table-cell office:value-type="string" calcext:value-type="string">
            <text:p>199 UDMA_CRC_Error_Count <text:s text:c="3"/>0x003e <text:s text:c="2"/>200 <text:s text:c="2"/>200 <text:s text:c="2"/>000 <text:s text:c="3"/>Old_age <text:s text:c="2"/>Always <text:s text:c="6"/>- <text:s text:c="6"/>0</text:p>
          </table:table-cell>
          <table:table-cell office:value-type="string" calcext:value-type="string">
            <text:p>226 Load-in_Time <text:s text:c="11"/>0x0026 <text:s text:c="2"/>100 <text:s text:c="2"/>100 <text:s text:c="2"/>000 <text:s text:c="3"/>Old_age <text:s text:c="2"/>Always <text:s text:c="6"/>- <text:s text:c="6"/>315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34 Perc_Write/Erase_Ct_BC <text:s/>0x0002 <text:s text:c="2"/>100 <text:s text:c="2"/>100 <text:s text:c="2"/>000 <text:s text:c="3"/>Old_age <text:s text:c="2"/>Always <text:s text:c="6"/>- <text:s text:c="6"/>42</text:p>
          </table:table-cell>
          <table:table-cell office:value-type="string" calcext:value-type="string">
            <text:p>SMART Error Log not supported</text:p>
          </table:table-cell>
          <table:table-cell office:value-type="string" calcext:value-type="string">
            <text:p>SMART Self-test log structure revision number 1</text:p>
          </table:table-cell>
          <table:table-cell office:value-type="string" calcext:value-type="string">
            <text:p>197 Current_Pending_Sector <text:s/>0x0012 <text:s text:c="2"/>100 <text:s text:c="2"/>100 <text:s text:c="2"/>000 <text:s text:c="3"/>Old_age <text:s text:c="2"/>Always <text:s text:c="6"/>- <text:s text:c="6"/>0</text:p>
          </table:table-cell>
          <table:table-cell office:value-type="string" calcext:value-type="string">
            <text:p>240 Head_Flying_Hours <text:s text:c="6"/>0x0000 <text:s text:c="2"/>100 <text:s text:c="2"/>253 <text:s text:c="2"/>000 <text:s text:c="3"/>Old_age <text:s text:c="2"/>Offline <text:s text:c="5"/>- <text:s text:c="6"/>1432 (223 88 0)</text:p>
          </table:table-cell>
          <table:table-cell office:value-type="string" calcext:value-type="string">
            <text:p>240 Head_Flying_Hours <text:s text:c="6"/>0x0001 <text:s text:c="2"/>100 <text:s text:c="2"/>100 <text:s text:c="2"/>001 <text:s text:c="3"/>Pre-fail <text:s/>Offline <text:s text:c="5"/>- <text:s text:c="6"/>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um <text:s/>Test_Description <text:s text:c="3"/>Status <text:s text:c="17"/>Remaining <text:s/>LifeTime(hours) <text:s/>LBA_of_first_error</text:p>
          </table:table-cell>
          <table:table-cell office:value-type="string" calcext:value-type="string">
            <text:p>198 Offline_Uncorrectable <text:s text:c="2"/>0x0010 <text:s text:c="2"/>100 <text:s text:c="2"/>100 <text:s text:c="2"/>000 <text:s text:c="3"/>Old_age <text:s text:c="2"/>Offline <text:s text:c="5"/>- <text:s text:c="6"/>0</text:p>
          </table:table-cell>
          <table:table-cell office:value-type="string" calcext:value-type="string">
            <text:p>241 Total_LBAs_Written <text:s text:c="5"/>0x0000 <text:s text:c="2"/>100 <text:s text:c="2"/>253 <text:s text:c="2"/>000 <text:s text:c="3"/>Old_age <text:s text:c="2"/>Offline <text:s text:c="5"/>- <text:s text:c="6"/>3286185780</text:p>
          </table:table-cell>
          <table:table-cell office:value-type="string" calcext:value-type="string">
            <text:p>254 Free_Fall_Sensor <text:s text:c="7"/>0x0032 <text:s text:c="2"/>100 <text:s text:c="2"/>100 <text:s text:c="2"/>000 <text:s text:c="3"/>Old_age <text:s text:c="2"/>Always <text:s text:c="6"/>- <text:s text:c="6"/>7417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240 Head_Flying_Hours <text:s text:c="6"/>0x0032 <text:s text:c="2"/>099 <text:s text:c="2"/>099 <text:s text:c="2"/>000 <text:s text:c="3"/>Old_age <text:s text:c="2"/>Always <text:s text:c="6"/>- <text:s text:c="6"/>1130</text:p>
          </table:table-cell>
          <table:table-cell office:value-type="string" calcext:value-type="string">
            <text:p>241 Total_LBAs_Written <text:s text:c="5"/>0x0002 <text:s text:c="2"/>100 <text:s text:c="2"/>100 <text:s text:c="2"/>000 <text:s text:c="3"/>Old_age <text:s text:c="2"/>Always <text:s text:c="6"/>- <text:s text:c="6"/>487654952</text:p>
          </table:table-cell>
          <table:table-cell office:value-type="string" calcext:value-type="string">
            <text:p>SMART Self-test Log not supported</text:p>
          </table:table-cell>
          <table:table-cell office:value-type="string" calcext:value-type="string">
            <text:p># 1 <text:s/>Extended offline <text:s text:c="3"/>Completed without error <text:s text:c="6"/>00% <text:s text:c="4"/>24805 <text:s text:c="8"/>-</text:p>
          </table:table-cell>
          <table:table-cell office:value-type="string" calcext:value-type="string">
            <text:p>199 UDMA_CRC_Error_Count <text:s text:c="3"/>0x003e <text:s text:c="2"/>200 <text:s text:c="2"/>200 <text:s text:c="2"/>000 <text:s text:c="3"/>Old_age <text:s text:c="2"/>Always <text:s text:c="6"/>- <text:s text:c="6"/>0</text:p>
          </table:table-cell>
          <table:table-cell office:value-type="string" calcext:value-type="string">
            <text:p>242 Total_LBAs_Read <text:s text:c="8"/>0x0000 <text:s text:c="2"/>100 <text:s text:c="2"/>253 <text:s text:c="2"/>000 <text:s text:c="3"/>Old_age <text:s text:c="2"/>Offline <text:s text:c="5"/>- <text:s text:c="6"/>339846434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42 Total_LBAs_Read <text:s text:c="8"/>0x0002 <text:s text:c="2"/>100 <text:s text:c="2"/>100 <text:s text:c="2"/>000 <text:s text:c="3"/>Old_age <text:s text:c="2"/>Always <text:s text:c="6"/>- <text:s text:c="6"/>119868070</text:p>
          </table:table-cell>
          <table:table-cell/>
          <table:table-cell office:value-type="string" calcext:value-type="string">
            <text:p># 2 <text:s/>Short offline <text:s text:c="6"/>Completed without error <text:s text:c="6"/>00% <text:s text:c="8"/>0 <text:s text:c="8"/>-</text:p>
          </table:table-cell>
          <table:table-cell/>
          <table:table-cell office:value-type="string" calcext:value-type="string">
            <text:p>254 Free_Fall_Sensor <text:s text:c="7"/>0x0032 <text:s text:c="2"/>001 <text:s text:c="2"/>001 <text:s text:c="2"/>000 <text:s text:c="3"/>Old_age <text:s text:c="2"/>Always <text:s text:c="6"/>- <text:s text:c="6"/>42</text:p>
          </table:table-cell>
          <table:table-cell office:value-type="string" calcext:value-type="string">
            <text:p>SMART Error Log Version: 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MART Selective self-test log data structure revision number 1</text:p>
          </table:table-cell>
          <table:table-cell/>
          <table:table-cell office:value-type="string" calcext:value-type="string">
            <text:p>SMART Error Log Version: 1</text:p>
          </table:table-cell>
          <table:table-cell/>
          <table:table-cell office:value-type="string" calcext:value-type="string">
            <text:p>ATA Error Count: 38095 (device log contains only the most recent five errors)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SPAN <text:s/>MIN_LBA <text:s/>MAX_LBA <text:s/>CURRENT_TEST_STATUS</text:p>
          </table:table-cell>
          <table:table-cell office:value-type="string" calcext:value-type="string">
            <text:p>SMART Selective self-test log data structure revision number 1</text:p>
          </table:table-cell>
          <table:table-cell office:value-type="string" calcext:value-type="string">
            <text:p>No Errors Logged</text:p>
          </table:table-cell>
          <table:table-cell office:value-type="string" calcext:value-type="string">
            <text:p>SMART Error Log Version: 1</text:p>
          </table:table-cell>
          <table:table-cell office:value-type="string" calcext:value-type="string">
            <text:p><text:tab/>CR = Command Register [HEX]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4"/>1 <text:s text:c="7"/>0 <text:s text:c="7"/>0 <text:s/>Not_testing</text:p>
          </table:table-cell>
          <table:table-cell office:value-type="string" calcext:value-type="string">
            <text:p><text:s/>SPAN <text:s/>MIN_LBA <text:s/>MAX_LBA <text:s/>CURRENT_TEST_STATUS</text:p>
          </table:table-cell>
          <table:table-cell/>
          <table:table-cell office:value-type="string" calcext:value-type="string">
            <text:p>No Errors Logged</text:p>
          </table:table-cell>
          <table:table-cell office:value-type="string" calcext:value-type="string">
            <text:p><text:tab/>FR = Features Register [HEX]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MART Error Log Version: 1</text:p>
          </table:table-cell>
          <table:table-cell office:value-type="string" calcext:value-type="string">
            <text:p><text:s text:c="4"/>2 <text:s text:c="7"/>0 <text:s text:c="7"/>0 <text:s/>Not_testing</text:p>
          </table:table-cell>
          <table:table-cell office:value-type="string" calcext:value-type="string">
            <text:p><text:s text:c="4"/>1 <text:s text:c="7"/>0 <text:s text:c="7"/>0 <text:s/>Not_testing</text:p>
          </table:table-cell>
          <table:table-cell office:value-type="string" calcext:value-type="string">
            <text:p>SMART Self-test log structure revision number 1</text:p>
          </table:table-cell>
          <table:table-cell/>
          <table:table-cell office:value-type="string" calcext:value-type="string">
            <text:p><text:tab/>SC = Sector Count Register [HEX]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 Errors Logged</text:p>
          </table:table-cell>
          <table:table-cell office:value-type="string" calcext:value-type="string">
            <text:p><text:s text:c="4"/>3 <text:s text:c="7"/>0 <text:s text:c="7"/>0 <text:s/>Not_testing</text:p>
          </table:table-cell>
          <table:table-cell office:value-type="string" calcext:value-type="string">
            <text:p><text:s text:c="4"/>2 <text:s text:c="7"/>0 <text:s text:c="7"/>0 <text:s/>Not_testing</text:p>
          </table:table-cell>
          <table:table-cell office:value-type="string" calcext:value-type="string">
            <text:p>Num <text:s/>Test_Description <text:s text:c="3"/>Status <text:s text:c="17"/>Remaining <text:s/>LifeTime(hours) <text:s/>LBA_of_first_error</text:p>
          </table:table-cell>
          <table:table-cell office:value-type="string" calcext:value-type="string">
            <text:p>SMART Self-test log structure revision number 1</text:p>
          </table:table-cell>
          <table:table-cell office:value-type="string" calcext:value-type="string">
            <text:p><text:tab/>SN = Sector Number Register [HEX]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4"/>4 <text:s text:c="7"/>0 <text:s text:c="7"/>0 <text:s/>Not_testing</text:p>
          </table:table-cell>
          <table:table-cell office:value-type="string" calcext:value-type="string">
            <text:p><text:s text:c="4"/>3 <text:s text:c="7"/>0 <text:s text:c="7"/>0 <text:s/>Not_testing</text:p>
          </table:table-cell>
          <table:table-cell office:value-type="string" calcext:value-type="string">
            <text:p># 1 <text:s/>Extended offline <text:s text:c="3"/>Completed without error <text:s text:c="6"/>00% <text:s text:c="5"/>2942 <text:s text:c="8"/>-</text:p>
          </table:table-cell>
          <table:table-cell office:value-type="string" calcext:value-type="string">
            <text:p>Num <text:s/>Test_Description <text:s text:c="3"/>Status <text:s text:c="17"/>Remaining <text:s/>LifeTime(hours) <text:s/>LBA_of_first_error</text:p>
          </table:table-cell>
          <table:table-cell office:value-type="string" calcext:value-type="string">
            <text:p><text:tab/>CL = Cylinder Low Register [HEX]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MART Self-test log structure revision number 1</text:p>
          </table:table-cell>
          <table:table-cell office:value-type="string" calcext:value-type="string">
            <text:p><text:s text:c="4"/>5 <text:s text:c="7"/>0 <text:s text:c="7"/>0 <text:s/>Not_testing</text:p>
          </table:table-cell>
          <table:table-cell office:value-type="string" calcext:value-type="string">
            <text:p><text:s text:c="4"/>4 <text:s text:c="7"/>0 <text:s text:c="7"/>0 <text:s/>Not_testing</text:p>
          </table:table-cell>
          <table:table-cell office:value-type="string" calcext:value-type="string">
            <text:p># 2 <text:s/>Extended offline <text:s text:c="3"/>Completed without error <text:s text:c="6"/>00% <text:s text:c="5"/>2926 <text:s text:c="8"/>-</text:p>
          </table:table-cell>
          <table:table-cell office:value-type="string" calcext:value-type="string">
            <text:p># 1 <text:s/>Extended offline <text:s text:c="3"/>Aborted by host <text:s text:c="14"/>30% <text:s text:c="5"/>1732 <text:s text:c="8"/>-</text:p>
          </table:table-cell>
          <table:table-cell office:value-type="string" calcext:value-type="string">
            <text:p><text:tab/>CH = Cylinder High Register [HEX]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Num <text:s/>Test_Description <text:s text:c="3"/>Status <text:s text:c="17"/>Remaining <text:s/>LifeTime(hours) <text:s/>LBA_of_first_error</text:p>
          </table:table-cell>
          <table:table-cell office:value-type="string" calcext:value-type="string">
            <text:p>No self-tests have been logged. <text:s/>[To run self-tests, use: smartctl -t]</text:p>
          </table:table-cell>
          <table:table-cell office:value-type="string" calcext:value-type="string">
            <text:p>Selective self-test flags (0x0):</text:p>
          </table:table-cell>
          <table:table-cell office:value-type="string" calcext:value-type="string">
            <text:p><text:s text:c="4"/>5 <text:s text:c="7"/>0 <text:s text:c="7"/>0 <text:s/>Not_testing</text:p>
          </table:table-cell>
          <table:table-cell office:value-type="string" calcext:value-type="string">
            <text:p># 3 <text:s/>Short offline <text:s text:c="6"/>Completed without error <text:s text:c="6"/>00% <text:s text:c="5"/>2920 <text:s text:c="8"/>-</text:p>
          </table:table-cell>
          <table:table-cell office:value-type="string" calcext:value-type="string">
            <text:p># 2 <text:s/>Extended offline <text:s text:c="3"/>Completed without error <text:s text:c="6"/>00% <text:s text:c="5"/>1695 <text:s text:c="8"/>-</text:p>
          </table:table-cell>
          <table:table-cell office:value-type="string" calcext:value-type="string">
            <text:p><text:tab/>DH = Device/Head Register [HEX]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# 1 <text:s/>Extended offline <text:s text:c="3"/>Completed without error <text:s text:c="6"/>00% <text:s text:c="6"/>168 <text:s text:c="8"/>-</text:p>
          </table:table-cell>
          <table:table-cell/>
          <table:table-cell office:value-type="string" calcext:value-type="string">
            <text:p><text:s text:c="2"/>After scanning selected spans, do NOT read-scan remainder of disk.</text:p>
          </table:table-cell>
          <table:table-cell office:value-type="string" calcext:value-type="string">
            <text:p>Selective self-test flags (0x0):</text:p>
          </table:table-cell>
          <table:table-cell office:value-type="string" calcext:value-type="string">
            <text:p># 4 <text:s/>Extended offline <text:s text:c="3"/>Completed without error <text:s text:c="6"/>00% <text:s text:c="5"/>2916 <text:s text:c="8"/>-</text:p>
          </table:table-cell>
          <table:table-cell office:value-type="string" calcext:value-type="string">
            <text:p># 3 <text:s/>Short offline <text:s text:c="6"/>Completed without error <text:s text:c="6"/>00% <text:s text:c="5"/>1414 <text:s text:c="8"/>-</text:p>
          </table:table-cell>
          <table:table-cell office:value-type="string" calcext:value-type="string">
            <text:p><text:tab/>DC = Device Command Register [HEX]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# 2 <text:s/>Short offline <text:s text:c="6"/>Completed without error <text:s text:c="6"/>00% <text:s text:c="8"/>6 <text:s text:c="8"/>-</text:p>
          </table:table-cell>
          <table:table-cell/>
          <table:table-cell office:value-type="string" calcext:value-type="string">
            <text:p>If Selective self-test is pending on power-up, resume after 0 minute delay.</text:p>
          </table:table-cell>
          <table:table-cell office:value-type="string" calcext:value-type="string">
            <text:p><text:s text:c="2"/>After scanning selected spans, do NOT read-scan remainder of disk.</text:p>
          </table:table-cell>
          <table:table-cell office:value-type="string" calcext:value-type="string">
            <text:p># 5 <text:s/>Short offline <text:s text:c="6"/>Completed without error <text:s text:c="6"/>00% <text:s text:c="5"/>2910 <text:s text:c="8"/>-</text:p>
          </table:table-cell>
          <table:table-cell office:value-type="string" calcext:value-type="string">
            <text:p># 4 <text:s/>Short offline <text:s text:c="6"/>Completed without error <text:s text:c="6"/>00% <text:s text:c="6"/>405 <text:s text:c="8"/>-</text:p>
          </table:table-cell>
          <table:table-cell office:value-type="string" calcext:value-type="string">
            <text:p><text:tab/>ER = Error register [HEX]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# 3 <text:s/>Short offline <text:s text:c="6"/>Completed without error <text:s text:c="6"/>00% <text:s text:c="8"/>6 <text:s text:c="8"/>-</text:p>
          </table:table-cell>
          <table:table-cell table:number-columns-repeated="2"/>
          <table:table-cell office:value-type="string" calcext:value-type="string">
            <text:p>If Selective self-test is pending on power-up, resume after 0 minute delay.</text:p>
          </table:table-cell>
          <table:table-cell office:value-type="string" calcext:value-type="string">
            <text:p># 6 <text:s/>Short offline <text:s text:c="6"/>Completed without error <text:s text:c="6"/>00% <text:s text:c="5"/>2810 <text:s text:c="8"/>-</text:p>
          </table:table-cell>
          <table:table-cell office:value-type="string" calcext:value-type="string">
            <text:p># 5 <text:s/>Short offline <text:s text:c="6"/>Completed without error <text:s text:c="6"/>00% <text:s text:c="8"/>0 <text:s text:c="8"/>-</text:p>
          </table:table-cell>
          <table:table-cell office:value-type="string" calcext:value-type="string">
            <text:p><text:tab/>ST = Status register [HEX]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# 4 <text:s/>Vendor (0x50) <text:s text:c="6"/>Completed without error <text:s text:c="6"/>00% <text:s text:c="8"/>1 <text:s text:c="8"/>-</text:p>
          </table:table-cell>
          <table:table-cell table:number-columns-repeated="3"/>
          <table:table-cell office:value-type="string" calcext:value-type="string">
            <text:p># 7 <text:s/>Short offline <text:s text:c="6"/>Completed without error <text:s text:c="6"/>00% <text:s text:c="6"/>162 <text:s text:c="8"/>-</text:p>
          </table:table-cell>
          <table:table-cell office:value-type="string" calcext:value-type="string">
            <text:p># 6 <text:s/>Short offline <text:s text:c="6"/>Completed without error <text:s text:c="6"/>00% <text:s text:c="8"/>0 <text:s text:c="8"/>-</text:p>
          </table:table-cell>
          <table:table-cell office:value-type="string" calcext:value-type="string">
            <text:p>Powered_Up_Time is measured from power on, and printed as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# 8 <text:s/>Short offline <text:s text:c="6"/>Completed without error <text:s text:c="6"/>00% <text:s text:c="6"/>141 <text:s text:c="8"/>-</text:p>
          </table:table-cell>
          <table:table-cell office:value-type="string" calcext:value-type="string">
            <text:p># 7 <text:s/>Short offline <text:s text:c="6"/>Completed without error <text:s text:c="6"/>00% <text:s text:c="8"/>0 <text:s text:c="8"/>-</text:p>
          </table:table-cell>
          <table:table-cell office:value-type="string" calcext:value-type="string">
            <text:p>DDd+hh:mm:SS.sss where DD=days, hh=hours, mm=minutes,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MART Selective self-test log data structure revision number 1</text:p>
          </table:table-cell>
          <table:table-cell table:number-columns-repeated="2"/>
          <table:table-cell office:value-type="string" calcext:value-type="string">
            <text:p># 9 <text:s/>Short offline <text:s text:c="6"/>Completed without error <text:s text:c="6"/>00% <text:s text:c="7"/>79 <text:s text:c="8"/>-</text:p>
          </table:table-cell>
          <table:table-cell office:value-type="string" calcext:value-type="string">
            <text:p># 8 <text:s/>Short offline <text:s text:c="6"/>Completed without error <text:s text:c="6"/>00% <text:s text:c="8"/>0 <text:s text:c="8"/>-</text:p>
          </table:table-cell>
          <table:table-cell office:value-type="string" calcext:value-type="string">
            <text:p>SS=sec, and sss=millisec. It "wraps" after 49.710 days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/>SPAN <text:s/>MIN_LBA <text:s/>MAX_LBA <text:s/>CURRENT_TEST_STATUS</text:p>
          </table:table-cell>
          <table:table-cell table:number-columns-repeated="3"/>
          <table:table-cell office:value-type="string" calcext:value-type="string">
            <text:p># 9 <text:s/>Short offline <text:s text:c="6"/>Completed without error <text:s text:c="6"/>00% <text:s text:c="8"/>0 <text:s text:c="8"/>-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 text:c="4"/>1 <text:s text:c="7"/>0 <text:s text:c="7"/>0 <text:s/>Not_testing</text:p>
          </table:table-cell>
          <table:table-cell table:number-columns-repeated="2"/>
          <table:table-cell office:value-type="string" calcext:value-type="string">
            <text:p>SMART Selective self-test log data structure revision number 1</text:p>
          </table:table-cell>
          <table:table-cell office:value-type="string" calcext:value-type="string">
            <text:p>#10 <text:s/>Short offline <text:s text:c="6"/>Completed without error <text:s text:c="6"/>00% <text:s text:c="8"/>0 <text:s text:c="8"/>-</text:p>
          </table:table-cell>
          <table:table-cell office:value-type="string" calcext:value-type="string">
            <text:p>Error 38095 occurred at disk power-on lifetime: 16966 hours (706 days + 22 hours)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 text:c="4"/>2 <text:s text:c="7"/>0 <text:s text:c="7"/>0 <text:s/>Not_testing</text:p>
          </table:table-cell>
          <table:table-cell table:number-columns-repeated="2"/>
          <table:table-cell office:value-type="string" calcext:value-type="string">
            <text:p><text:s/>SPAN <text:s/>MIN_LBA <text:s/>MAX_LBA <text:s/>CURRENT_TEST_STATUS</text:p>
          </table:table-cell>
          <table:table-cell/>
          <table:table-cell office:value-type="string" calcext:value-type="string">
            <text:p><text:s text:c="2"/>When the command that caused the error occurred, the device was active or idle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 text:c="4"/>3 <text:s text:c="7"/>0 <text:s text:c="7"/>0 <text:s/>Not_testing</text:p>
          </table:table-cell>
          <table:table-cell table:number-columns-repeated="2"/>
          <table:table-cell office:value-type="string" calcext:value-type="string">
            <text:p><text:s text:c="4"/>1 <text:s text:c="7"/>0 <text:s text:c="7"/>0 <text:s/>Not_testing</text:p>
          </table:table-cell>
          <table:table-cell office:value-type="string" calcext:value-type="string">
            <text:p>SMART Selective self-test log data structure revision number 1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 text:c="4"/>4 <text:s text:c="7"/>0 <text:s text:c="7"/>0 <text:s/>Not_testing</text:p>
          </table:table-cell>
          <table:table-cell table:number-columns-repeated="2"/>
          <table:table-cell office:value-type="string" calcext:value-type="string">
            <text:p><text:s text:c="4"/>2 <text:s text:c="7"/>0 <text:s text:c="7"/>0 <text:s/>Not_testing</text:p>
          </table:table-cell>
          <table:table-cell office:value-type="string" calcext:value-type="string">
            <text:p><text:s/>SPAN <text:s/>MIN_LBA <text:s/>MAX_LBA <text:s/>CURRENT_TEST_STATUS</text:p>
          </table:table-cell>
          <table:table-cell office:value-type="string" calcext:value-type="string">
            <text:p><text:s text:c="2"/>After command completion occurred, registers were: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 text:c="4"/>5 <text:s text:c="7"/>0 <text:s text:c="7"/>0 <text:s/>Not_testing</text:p>
          </table:table-cell>
          <table:table-cell table:number-columns-repeated="2"/>
          <table:table-cell office:value-type="string" calcext:value-type="string">
            <text:p><text:s text:c="4"/>3 <text:s text:c="7"/>0 <text:s text:c="7"/>0 <text:s/>Not_testing</text:p>
          </table:table-cell>
          <table:table-cell office:value-type="string" calcext:value-type="string">
            <text:p><text:s text:c="4"/>1 <text:s text:c="7"/>0 <text:s text:c="7"/>0 <text:s/>Not_testing</text:p>
          </table:table-cell>
          <table:table-cell office:value-type="string" calcext:value-type="string">
            <text:p><text:s text:c="2"/>ER ST SC SN CL CH DH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elective self-test flags (0x0):</text:p>
          </table:table-cell>
          <table:table-cell table:number-columns-repeated="2"/>
          <table:table-cell office:value-type="string" calcext:value-type="string">
            <text:p><text:s text:c="4"/>4 <text:s text:c="7"/>0 <text:s text:c="7"/>0 <text:s/>Not_testing</text:p>
          </table:table-cell>
          <table:table-cell office:value-type="string" calcext:value-type="string">
            <text:p><text:s text:c="4"/>2 <text:s text:c="7"/>0 <text:s text:c="7"/>0 <text:s/>Not_testing</text:p>
          </table:table-cell>
          <table:table-cell office:value-type="string" calcext:value-type="string">
            <text:p><text:s text:c="2"/>-- -- -- -- -- -- --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 text:c="2"/>After scanning selected spans, do NOT read-scan remainder of disk.</text:p>
          </table:table-cell>
          <table:table-cell table:number-columns-repeated="2"/>
          <table:table-cell office:value-type="string" calcext:value-type="string">
            <text:p><text:s text:c="4"/>5 <text:s text:c="7"/>0 <text:s text:c="7"/>0 <text:s/>Not_testing</text:p>
          </table:table-cell>
          <table:table-cell office:value-type="string" calcext:value-type="string">
            <text:p><text:s text:c="4"/>3 <text:s text:c="7"/>0 <text:s text:c="7"/>0 <text:s/>Not_testing</text:p>
          </table:table-cell>
          <table:table-cell office:value-type="string" calcext:value-type="string">
            <text:p><text:s text:c="2"/>40 51 c5 13 36 48 41 <text:s/>Error: UNC 197 sectors at LBA = 0x01483613 = 2150965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f Selective self-test is pending on power-up, resume after 0 minute delay.</text:p>
          </table:table-cell>
          <table:table-cell table:number-columns-repeated="2"/>
          <table:table-cell office:value-type="string" calcext:value-type="string">
            <text:p>Selective self-test flags (0x0):</text:p>
          </table:table-cell>
          <table:table-cell office:value-type="string" calcext:value-type="string">
            <text:p><text:s text:c="4"/>4 <text:s text:c="7"/>0 <text:s text:c="7"/>0 <text:s/>Not_testing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 text:c="2"/>After scanning selected spans, do NOT read-scan remainder of disk.</text:p>
          </table:table-cell>
          <table:table-cell office:value-type="string" calcext:value-type="string">
            <text:p><text:s text:c="4"/>5 <text:s text:c="7"/>0 <text:s text:c="7"/>0 <text:s/>Not_testing</text:p>
          </table:table-cell>
          <table:table-cell office:value-type="string" calcext:value-type="string">
            <text:p><text:s text:c="2"/>Commands leading to the command that caused the error were: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If Selective self-test is pending on power-up, resume after 0 minute delay.</text:p>
          </table:table-cell>
          <table:table-cell office:value-type="string" calcext:value-type="string">
            <text:p>Selective self-test flags (0x0):</text:p>
          </table:table-cell>
          <table:table-cell office:value-type="string" calcext:value-type="string">
            <text:p><text:s text:c="2"/>CR FR SC SN CL CH DH DC <text:s text:c="2"/>Powered_Up_Time <text:s/>Command/Feature_Name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<text:s text:c="2"/>After scanning selected spans, do NOT read-scan remainder of disk.</text:p>
          </table:table-cell>
          <table:table-cell office:value-type="string" calcext:value-type="string">
            <text:p><text:s text:c="2"/>-- -- -- -- -- -- -- -- <text:s/>---------------- <text:s/>--------------------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If Selective self-test is pending on power-up, resume after 0 minute delay.</text:p>
          </table:table-cell>
          <table:table-cell office:value-type="string" calcext:value-type="string">
            <text:p><text:s text:c="2"/>25 00 d8 00 36 48 40 00 <text:s text:c="2"/>1d+01:24:03.605 <text:s/>READ DMA EXT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25 00 d8 00 36 48 40 00 <text:s text:c="2"/>1d+01:23:59.439 <text:s/>READ DMA EXT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25 00 d8 00 36 48 40 00 <text:s text:c="2"/>1d+01:23:55.250 <text:s/>READ DMA EXT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25 00 d8 00 36 48 40 00 <text:s text:c="2"/>1d+01:23:51.061 <text:s/>READ DMA EXT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2f 00 01 10 00 00 00 00 <text:s text:c="2"/>1d+01:23:51.061 <text:s/>READ LOG EXT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 table:number-rows-repeated="41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Error 38094 occurred at disk power-on lifetime: 16966 hours (706 days + 22 hours)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When the command that caused the error occurred, the device was active or idle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After command completion occurred, registers were: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ER ST SC SN CL CH DH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-- -- -- -- -- -- --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40 51 c5 13 36 48 41 <text:s/>Error: UNC 197 sectors at LBA = 0x01483613 = 2150965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Commands leading to the command that caused the error were: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CR FR SC SN CL CH DH DC <text:s text:c="2"/>Powered_Up_Time <text:s/>Command/Feature_Name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-- -- -- -- -- -- -- -- <text:s/>---------------- <text:s/>--------------------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25 00 d8 00 36 48 40 00 <text:s text:c="2"/>1d+01:23:59.439 <text:s/>READ DMA EXT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25 00 d8 00 36 48 40 00 <text:s text:c="2"/>1d+01:23:55.250 <text:s/>READ DMA EXT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25 00 d8 00 36 48 40 00 <text:s text:c="2"/>1d+01:23:51.061 <text:s/>READ DMA EXT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2f 00 01 10 00 00 00 00 <text:s text:c="2"/>1d+01:23:51.061 <text:s/>READ LOG EXT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60 d8 88 00 36 48 40 00 <text:s text:c="2"/>1d+01:23:46.885 <text:s/>READ FPDMA QUEUED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Error 38093 occurred at disk power-on lifetime: 16966 hours (706 days + 22 hours)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When the command that caused the error occurred, the device was active or idle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After command completion occurred, registers were: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ER ST SC SN CL CH DH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-- -- -- -- -- -- --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40 51 c5 13 36 48 41 <text:s/>Error: UNC 197 sectors at LBA = 0x01483613 = 2150965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Commands leading to the command that caused the error were: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CR FR SC SN CL CH DH DC <text:s text:c="2"/>Powered_Up_Time <text:s/>Command/Feature_Name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-- -- -- -- -- -- -- -- <text:s/>---------------- <text:s/>--------------------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25 00 d8 00 36 48 40 00 <text:s text:c="2"/>1d+01:23:55.250 <text:s/>READ DMA EXT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25 00 d8 00 36 48 40 00 <text:s text:c="2"/>1d+01:23:51.061 <text:s/>READ DMA EXT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2f 00 01 10 00 00 00 00 <text:s text:c="2"/>1d+01:23:51.061 <text:s/>READ LOG EXT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60 d8 88 00 36 48 40 00 <text:s text:c="2"/>1d+01:23:46.885 <text:s/>READ FPDMA QUEUED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ea 00 00 00 00 00 00 00 <text:s text:c="2"/>1d+01:23:46.510 <text:s/>FLUSH CACHE EXT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Error 38092 occurred at disk power-on lifetime: 16966 hours (706 days + 22 hours)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When the command that caused the error occurred, the device was active or idle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After command completion occurred, registers were: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ER ST SC SN CL CH DH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-- -- -- -- -- -- --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40 51 c5 13 36 48 41 <text:s/>Error: UNC 197 sectors at LBA = 0x01483613 = 2150965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Commands leading to the command that caused the error were: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CR FR SC SN CL CH DH DC <text:s text:c="2"/>Powered_Up_Time <text:s/>Command/Feature_Name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-- -- -- -- -- -- -- -- <text:s/>---------------- <text:s/>--------------------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25 00 d8 00 36 48 40 00 <text:s text:c="2"/>1d+01:23:51.061 <text:s/>READ DMA EXT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2f 00 01 10 00 00 00 00 <text:s text:c="2"/>1d+01:23:51.061 <text:s/>READ LOG EXT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60 d8 88 00 36 48 40 00 <text:s text:c="2"/>1d+01:23:46.885 <text:s/>READ FPDMA QUEUED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ea 00 00 00 00 00 00 00 <text:s text:c="2"/>1d+01:23:46.510 <text:s/>FLUSH CACHE EXT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61 08 78 a8 69 e8 40 00 <text:s text:c="2"/>1d+01:23:46.509 <text:s/>WRITE FPDMA QUEUED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Error 38091 occurred at disk power-on lifetime: 16966 hours (706 days + 22 hours)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When the command that caused the error occurred, the device was active or idle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After command completion occurred, registers were: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ER ST SC SN CL CH DH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-- -- -- -- -- -- --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40 41 8a 13 36 48 61 <text:s/>Error: UNC at LBA = 0x01483613 = 2150965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Commands leading to the command that caused the error were: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CR FR SC SN CL CH DH DC <text:s text:c="2"/>Powered_Up_Time <text:s/>Command/Feature_Name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-- -- -- -- -- -- -- -- <text:s/>---------------- <text:s/>--------------------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60 d8 88 00 36 48 40 00 <text:s text:c="2"/>1d+01:23:46.885 <text:s/>READ FPDMA QUEUED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ea 00 00 00 00 00 00 00 <text:s text:c="2"/>1d+01:23:46.510 <text:s/>FLUSH CACHE EXT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61 08 78 a8 69 e8 40 00 <text:s text:c="2"/>1d+01:23:46.509 <text:s/>WRITE FPDMA QUEUED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61 08 70 40 94 e8 40 00 <text:s text:c="2"/>1d+01:23:46.509 <text:s/>WRITE FPDMA QUEUED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61 18 68 a8 86 ec 40 00 <text:s text:c="2"/>1d+01:23:46.509 <text:s/>WRITE FPDMA QUEUED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SMART Self-test log structure revision number 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Num <text:s/>Test_Description <text:s text:c="3"/>Status <text:s text:c="17"/>Remaining <text:s/>LifeTime(hours) <text:s/>LBA_of_first_error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# 1 <text:s/>Short offline <text:s text:c="6"/>Completed without error <text:s text:c="6"/>00% <text:s text:c="4"/>16976 <text:s text:c="8"/>-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# 2 <text:s/>Short offline <text:s text:c="6"/>Completed without error <text:s text:c="6"/>00% <text:s text:c="4"/>16976 <text:s text:c="8"/>-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# 3 <text:s/>Extended offline <text:s text:c="3"/>Aborted by host <text:s text:c="14"/>40% <text:s text:c="4"/>16973 <text:s text:c="8"/>-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# 4 <text:s/>Extended offline <text:s text:c="3"/>Completed: read failure <text:s text:c="6"/>00% <text:s text:c="4"/>16948 <text:s text:c="8"/>16301871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SMART Selective self-test log data structure revision number 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/>SPAN <text:s/>MIN_LBA <text:s/>MAX_LBA <text:s/>CURRENT_TEST_STATUS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4"/>1 <text:s text:c="7"/>0 <text:s text:c="7"/>0 <text:s/>Not_testing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4"/>2 <text:s text:c="7"/>0 <text:s text:c="7"/>0 <text:s/>Not_testing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4"/>3 <text:s text:c="7"/>0 <text:s text:c="7"/>0 <text:s/>Not_testing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4"/>4 <text:s text:c="7"/>0 <text:s text:c="7"/>0 <text:s/>Not_testing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4"/>5 <text:s text:c="7"/>0 <text:s text:c="7"/>0 <text:s/>Not_testing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Selective self-test flags (0x0):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After scanning selected spans, do NOT read-scan remainder of disk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If Selective self-test is pending on power-up, resume after 0 minute delay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9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19:50:18.541426184</meta:creation-date>
    <dc:date>2017-11-09T10:33:53.073697009</dc:date>
    <meta:editing-duration>P2DT4H44M58S</meta:editing-duration>
    <meta:editing-cycles>16</meta:editing-cycles>
    <meta:generator>LibreOffice/5.1.6.2$Linux_X86_64 LibreOffice_project/10m0$Build-2</meta:generator>
    <meta:document-statistic meta:table-count="1" meta:cell-count="1014" meta:object-count="0"/>
  </office:meta>
</office:document-meta>
</file>